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Calibri3" svg:font-family="Calibri"/>
    <style:font-face style:name="Arial1" svg:font-family="Arial" style:font-family-generic="swiss"/>
    <style:font-face style:name="Courier New" svg:font-family="'Courier New'" style:font-adornments="Regular" style:font-family-generic="modern" style:font-pitch="fixed"/>
    <style:font-face style:name="Calibri4"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3.1465in"/>
    </style:style>
    <style:style style:name="Table1.B" style:family="table-column">
      <style:table-column-properties style:column-width="3.145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9375in" fo:margin-left="0in" fo:margin-top="0in" fo:margin-bottom="0in" table:align="left" style:writing-mode="lr-tb"/>
    </style:style>
    <style:style style:name="Table2.A" style:family="table-column">
      <style:table-column-properties style:column-width="2.0326in"/>
    </style:style>
    <style:style style:name="Table2.B" style:family="table-column">
      <style:table-column-properties style:column-width="0.975in"/>
    </style:style>
    <style:style style:name="Table2.C" style:family="table-column">
      <style:table-column-properties style:column-width="3.92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6.9375in" fo:margin-left="0in" fo:margin-top="0in" fo:margin-bottom="0in" table:align="left" style:writing-mode="lr-tb"/>
    </style:style>
    <style:style style:name="Table3.A" style:family="table-column">
      <style:table-column-properties style:column-width="2.0326in"/>
    </style:style>
    <style:style style:name="Table3.B" style:family="table-column">
      <style:table-column-properties style:column-width="0.975in"/>
    </style:style>
    <style:style style:name="Table3.C" style:family="table-column">
      <style:table-column-properties style:column-width="3.92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2" style:family="table-cell">
      <style:table-cell-properties fo:padding-left="0.075in" fo:padding-right="0.075in" fo:padding-top="0in" fo:padding-bottom="0in" fo:border-left="0.5pt solid #000000" fo:border-right="0.5pt solid #000000" fo:border-top="none" fo:border-bottom="0.5pt solid #000000"/>
    </style:style>
    <style:style style:name="Table4" style:family="table">
      <style:table-properties style:width="6.9375in" fo:margin-left="0in" fo:margin-top="0in" fo:margin-bottom="0in" table:align="left" style:writing-mode="lr-tb"/>
    </style:style>
    <style:style style:name="Table4.A" style:family="table-column">
      <style:table-column-properties style:column-width="2.0326in"/>
    </style:style>
    <style:style style:name="Table4.B" style:family="table-column">
      <style:table-column-properties style:column-width="0.975in"/>
    </style:style>
    <style:style style:name="Table4.C" style:family="table-column">
      <style:table-column-properties style:column-width="3.92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2"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9375in" fo:margin-left="0in" fo:margin-top="0in" fo:margin-bottom="0in" table:align="left" style:writing-mode="lr-tb"/>
    </style:style>
    <style:style style:name="Table5.A" style:family="table-column">
      <style:table-column-properties style:column-width="2.0326in"/>
    </style:style>
    <style:style style:name="Table5.B" style:family="table-column">
      <style:table-column-properties style:column-width="0.975in"/>
    </style:style>
    <style:style style:name="Table5.C" style:family="table-column">
      <style:table-column-properties style:column-width="3.929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5.A2"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6.9375in" fo:margin-left="0in" fo:margin-top="0in" fo:margin-bottom="0in" table:align="left" style:writing-mode="lr-tb"/>
    </style:style>
    <style:style style:name="Table6.A" style:family="table-column">
      <style:table-column-properties style:column-width="2.0326in"/>
    </style:style>
    <style:style style:name="Table6.B" style:family="table-column">
      <style:table-column-properties style:column-width="0.975in"/>
    </style:style>
    <style:style style:name="Table6.C" style:family="table-column">
      <style:table-column-properties style:column-width="3.929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6.A2" style:family="table-cell">
      <style:table-cell-properties fo:padding-left="0.075in" fo:padding-right="0.075in" fo:padding-top="0in" fo:padding-bottom="0in" fo:border-left="0.5pt solid #000000" fo:border-right="0.5pt solid #000000" fo:border-top="none" fo:border-bottom="0.5pt solid #000000"/>
    </style:style>
    <style:style style:name="Table7" style:family="table">
      <style:table-properties style:width="6.9375in" fo:margin-left="0in" fo:margin-top="0in" fo:margin-bottom="0in" table:align="left" style:writing-mode="lr-tb"/>
    </style:style>
    <style:style style:name="Table7.A" style:family="table-column">
      <style:table-column-properties style:column-width="2.0326in"/>
    </style:style>
    <style:style style:name="Table7.B" style:family="table-column">
      <style:table-column-properties style:column-width="0.975in"/>
    </style:style>
    <style:style style:name="Table7.C" style:family="table-column">
      <style:table-column-properties style:column-width="3.929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A2"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9375in" fo:margin-left="0in" fo:margin-top="0in" fo:margin-bottom="0in" table:align="left" style:writing-mode="lr-tb"/>
    </style:style>
    <style:style style:name="Table8.A" style:family="table-column">
      <style:table-column-properties style:column-width="2.0326in"/>
    </style:style>
    <style:style style:name="Table8.B" style:family="table-column">
      <style:table-column-properties style:column-width="0.975in"/>
    </style:style>
    <style:style style:name="Table8.C" style:family="table-column">
      <style:table-column-properties style:column-width="3.929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A2"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Contents_20_1">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3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ffffff" fo:font-size="14pt" style:font-size-asian="14pt" style:font-size-complex="14pt"/>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110bab"/>
    </style:style>
    <style:style style:name="P8" style:family="paragraph" style:parent-style-name="Heading_20_2">
      <style:paragraph-properties fo:break-before="page"/>
    </style:style>
    <style:style style:name="P9" style:family="paragraph" style:parent-style-name="Heading_20_3">
      <style:text-properties officeooo:rsid="00110bab" officeooo:paragraph-rsid="00110bab"/>
    </style:style>
    <style:style style:name="P10" style:family="paragraph" style:parent-style-name="Heading_20_3">
      <style:text-properties officeooo:paragraph-rsid="0012f649"/>
    </style:style>
    <style:style style:name="P11" style:family="paragraph" style:parent-style-name="Heading_20_3">
      <style:paragraph-properties fo:break-before="page"/>
    </style:style>
    <style:style style:name="P12" style:family="paragraph" style:parent-style-name="List_20_Paragraph" style:list-style-name="WWNum2"/>
    <style:style style:name="P13" style:family="paragraph" style:parent-style-name="List_20_Paragraph" style:list-style-name="WWNum6"/>
    <style:style style:name="P14" style:family="paragraph" style:parent-style-name="List_20_Paragraph" style:list-style-name="WWNum7"/>
    <style:style style:name="P15" style:family="paragraph" style:parent-style-name="List_20_Paragraph" style:list-style-name="WWNum4"/>
    <style:style style:name="P16" style:family="paragraph" style:parent-style-name="List_20_Paragraph">
      <style:text-properties fo:language="en" fo:country="US"/>
    </style:style>
    <style:style style:name="P17" style:family="paragraph" style:parent-style-name="List_20_Paragraph">
      <style:text-properties fo:language="en" fo:country="US" fo:font-weight="bold" style:font-weight-asian="bold"/>
    </style:style>
    <style:style style:name="P18" style:family="paragraph" style:parent-style-name="List_20_Paragraph">
      <style:text-properties fo:language="en" fo:country="US" style:text-underline-style="solid" style:text-underline-width="auto" style:text-underline-color="font-color"/>
    </style:style>
    <style:style style:name="P19" style:family="paragraph" style:parent-style-name="List_20_Paragraph">
      <style:text-properties fo:language="en" fo:country="US" style:text-underline-style="solid" style:text-underline-width="auto" style:text-underline-color="font-color" fo:font-weight="bold" style:font-weight-asian="bold"/>
    </style:style>
    <style:style style:name="P20" style:family="paragraph" style:parent-style-name="List_20_Paragraph" style:list-style-name="WWNum1">
      <style:text-properties fo:language="en" fo:country="US" style:text-underline-style="none" fo:font-weight="normal" officeooo:rsid="001192a4" officeooo:paragraph-rsid="001192a4" style:font-weight-asian="normal" style:font-weight-complex="normal"/>
    </style:style>
    <style:style style:name="P21" style:family="paragraph" style:parent-style-name="List_20_Paragraph">
      <style:text-properties fo:language="en" fo:country="US" style:text-underline-style="none" fo:font-weight="normal" officeooo:rsid="001192a4" officeooo:paragraph-rsid="001192a4" style:font-weight-asian="normal" style:font-weight-complex="normal"/>
    </style:style>
    <style:style style:name="P22" style:family="paragraph" style:parent-style-name="List_20_Paragraph" style:list-style-name="WWNum1"/>
    <style:style style:name="P23" style:family="paragraph" style:parent-style-name="List_20_Paragraph">
      <style:paragraph-properties fo:margin-left="1in" fo:margin-right="0in" fo:text-indent="0in" style:auto-text-indent="false"/>
    </style:style>
    <style:style style:name="P24" style:family="paragraph" style:parent-style-name="Standard">
      <style:text-properties fo:language="en" fo:country="US"/>
    </style:style>
    <style:style style:name="P25" style:family="paragraph" style:parent-style-name="Standard">
      <style:text-properties fo:language="en" fo:country="US"/>
    </style:style>
    <style:style style:name="P26" style:family="paragraph" style:parent-style-name="Standard">
      <style:text-properties fo:language="en" fo:country="US" style:text-underline-style="solid" style:text-underline-width="auto" style:text-underline-color="font-color" fo:font-weight="bold" style:font-weight-asian="bold"/>
    </style:style>
    <style:style style:name="P27" style:family="paragraph" style:parent-style-name="Standard">
      <style:text-properties fo:language="en" fo:country="US" fo:font-weight="bold" style:font-weight-asian="bold"/>
    </style:style>
    <style:style style:name="P28" style:family="paragraph" style:parent-style-name="Standard">
      <style:text-properties fo:language="en" fo:country="US" officeooo:rsid="00110bab" officeooo:paragraph-rsid="00148245"/>
    </style:style>
    <style:style style:name="P29" style:family="paragraph" style:parent-style-name="Standard">
      <style:text-properties fo:language="en" fo:country="US" officeooo:rsid="00110bab" officeooo:paragraph-rsid="001af607"/>
    </style:style>
    <style:style style:name="P30" style:family="paragraph" style:parent-style-name="Standard">
      <style:text-properties fo:color="#2e74b5" style:font-name="Calibri Light" fo:font-size="16pt" fo:language="en" fo:country="US" fo:font-weight="bold" style:font-name-asian="F" style:font-size-asian="16pt" style:font-weight-asian="bold" style:font-name-complex="F" style:font-size-complex="16pt"/>
    </style:style>
    <style:style style:name="P31" style:family="paragraph" style:parent-style-name="Standard">
      <style:text-properties fo:color="#2e74b5" style:font-name="Calibri Light" fo:font-size="20pt" fo:language="en" fo:country="US" style:text-underline-style="solid" style:text-underline-width="auto" style:text-underline-color="font-color" fo:font-weight="bold" style:font-name-asian="F" style:font-size-asian="20pt" style:font-weight-asian="bold" style:font-name-complex="F" style:font-size-complex="16pt"/>
    </style:style>
    <style:style style:name="P32" style:family="paragraph" style:parent-style-name="Standard">
      <style:text-properties fo:color="#ff0000" fo:language="en" fo:country="US"/>
    </style:style>
    <style:style style:name="P33" style:family="paragraph" style:parent-style-name="Standard">
      <style:text-properties fo:color="#70ad47" style:font-name="Calibri Light" fo:font-size="14pt" fo:language="en" fo:country="US" fo:font-weight="bold" style:font-name-asian="F" style:font-size-asian="14pt" style:font-weight-asian="bold" style:font-name-complex="F" style:font-size-complex="13pt"/>
    </style:style>
    <style:style style:name="P34" style:family="paragraph" style:parent-style-name="Standard">
      <style:text-properties fo:color="#1f4d78" style:font-name="Calibri Light" fo:font-size="12pt" fo:language="en" fo:country="US" style:font-name-asian="F" style:font-size-asian="12pt" style:font-name-complex="F" style:font-size-complex="12pt"/>
    </style:style>
    <style:style style:name="P35" style:family="paragraph" style:parent-style-name="Standard">
      <style:text-properties officeooo:paragraph-rsid="00110bab"/>
    </style:style>
    <style:style style:name="P36" style:family="paragraph" style:parent-style-name="Standard">
      <style:text-properties officeooo:rsid="00110bab" officeooo:paragraph-rsid="00110bab"/>
    </style:style>
    <style:style style:name="P37" style:family="paragraph" style:parent-style-name="Standard">
      <style:text-properties fo:font-weight="bold" officeooo:rsid="001192a4" officeooo:paragraph-rsid="001192a4" style:font-weight-asian="bold" style:font-weight-complex="bold"/>
    </style:style>
    <style:style style:name="P38" style:family="paragraph" style:parent-style-name="Standard">
      <style:text-properties style:text-underline-style="solid" style:text-underline-width="auto" style:text-underline-color="font-color" fo:font-weight="normal" officeooo:rsid="001192a4" officeooo:paragraph-rsid="001192a4" style:font-weight-asian="normal" style:font-weight-complex="normal"/>
    </style:style>
    <style:style style:name="P39" style:family="paragraph" style:parent-style-name="Standard">
      <style:text-properties officeooo:paragraph-rsid="001192a4"/>
    </style:style>
    <style:style style:name="P40" style:family="paragraph" style:parent-style-name="Standard">
      <style:text-properties officeooo:paragraph-rsid="0012f649"/>
    </style:style>
    <style:style style:name="P41" style:family="paragraph" style:parent-style-name="Standard">
      <style:text-properties officeooo:paragraph-rsid="00148245"/>
    </style:style>
    <style:style style:name="P42" style:family="paragraph" style:parent-style-name="Standard">
      <style:text-properties officeooo:paragraph-rsid="0019cfce"/>
    </style:style>
    <style:style style:name="P43" style:family="paragraph" style:parent-style-name="Standard">
      <style:text-properties officeooo:paragraph-rsid="001af607"/>
    </style:style>
    <style:style style:name="P44" style:family="paragraph" style:parent-style-name="Standard">
      <style:text-properties officeooo:paragraph-rsid="001bc952"/>
    </style:style>
    <style:style style:name="P45" style:family="paragraph" style:parent-style-name="Standard">
      <style:paragraph-properties fo:margin-left="0in" fo:margin-right="-0.1972in" fo:text-indent="0in" style:auto-text-indent="false"/>
    </style:style>
    <style:style style:name="P46" style:family="paragraph" style:parent-style-name="Standard">
      <style:paragraph-properties fo:margin-top="0in" fo:margin-bottom="0in" loext:contextual-spacing="false" fo:line-height="100%"/>
    </style:style>
    <style:style style:name="P47" style:family="paragraph" style:parent-style-name="Standard">
      <style:paragraph-properties fo:margin-top="0in" fo:margin-bottom="0in" loext:contextual-spacing="false" fo:line-height="100%"/>
      <style:text-properties officeooo:paragraph-rsid="00110bab"/>
    </style:style>
    <style:style style:name="P48" style:family="paragraph" style:parent-style-name="Standard">
      <style:paragraph-properties fo:margin-top="0in" fo:margin-bottom="0in" loext:contextual-spacing="false" fo:line-height="100%"/>
      <style:text-properties officeooo:paragraph-rsid="001192a4"/>
    </style:style>
    <style:style style:name="P49" style:family="paragraph" style:parent-style-name="Standard">
      <style:paragraph-properties fo:margin-top="0in" fo:margin-bottom="0in" loext:contextual-spacing="false" fo:line-height="100%"/>
      <style:text-properties officeooo:paragraph-rsid="0012fce0"/>
    </style:style>
    <style:style style:name="P50" style:family="paragraph" style:parent-style-name="Standard">
      <style:paragraph-properties fo:margin-top="0in" fo:margin-bottom="0in" loext:contextual-spacing="false" fo:line-height="100%"/>
      <style:text-properties officeooo:paragraph-rsid="00148245"/>
    </style:style>
    <style:style style:name="P51" style:family="paragraph" style:parent-style-name="Standard">
      <style:paragraph-properties fo:margin-top="0in" fo:margin-bottom="0in" loext:contextual-spacing="false" fo:line-height="100%"/>
      <style:text-properties officeooo:paragraph-rsid="0015910b"/>
    </style:style>
    <style:style style:name="P52" style:family="paragraph" style:parent-style-name="Standard">
      <style:paragraph-properties fo:margin-top="0in" fo:margin-bottom="0in" loext:contextual-spacing="false" fo:line-height="100%"/>
      <style:text-properties officeooo:paragraph-rsid="00167d61"/>
    </style:style>
    <style:style style:name="P53" style:family="paragraph" style:parent-style-name="Standard">
      <style:paragraph-properties fo:margin-top="0in" fo:margin-bottom="0in" loext:contextual-spacing="false" fo:line-height="100%"/>
      <style:text-properties officeooo:paragraph-rsid="0019cfce"/>
    </style:style>
    <style:style style:name="P54" style:family="paragraph" style:parent-style-name="Standard">
      <style:paragraph-properties fo:margin-top="0in" fo:margin-bottom="0in" loext:contextual-spacing="false" fo:line-height="100%"/>
      <style:text-properties officeooo:paragraph-rsid="0019e753"/>
    </style:style>
    <style:style style:name="P55" style:family="paragraph" style:parent-style-name="Standard">
      <style:paragraph-properties fo:margin-top="0in" fo:margin-bottom="0in" loext:contextual-spacing="false" fo:line-height="100%"/>
      <style:text-properties officeooo:paragraph-rsid="001af607"/>
    </style:style>
    <style:style style:name="P56" style:family="paragraph" style:parent-style-name="Standard">
      <style:paragraph-properties fo:margin-top="0in" fo:margin-bottom="0in" loext:contextual-spacing="false" fo:line-height="100%"/>
      <style:text-properties officeooo:paragraph-rsid="001bc952"/>
    </style:style>
    <style:style style:name="P57" style:family="paragraph" style:parent-style-name="Standard">
      <style:paragraph-properties fo:margin-top="0in" fo:margin-bottom="0in" loext:contextual-spacing="false" fo:line-height="100%"/>
      <style:text-properties officeooo:rsid="00110bab" officeooo:paragraph-rsid="00110bab"/>
    </style:style>
    <style:style style:name="P58" style:family="paragraph" style:parent-style-name="Standard">
      <style:paragraph-properties fo:margin-top="0in" fo:margin-bottom="0in" loext:contextual-spacing="false" fo:line-height="100%"/>
      <style:text-properties officeooo:rsid="001192a4" officeooo:paragraph-rsid="001192a4"/>
    </style:style>
    <style:style style:name="P59" style:family="paragraph" style:parent-style-name="Standard">
      <style:paragraph-properties fo:margin-top="0in" fo:margin-bottom="0in" loext:contextual-spacing="false" fo:line-height="100%"/>
      <style:text-properties officeooo:rsid="001192a4" officeooo:paragraph-rsid="00148245"/>
    </style:style>
    <style:style style:name="P60" style:family="paragraph" style:parent-style-name="Standard">
      <style:paragraph-properties fo:margin-top="0in" fo:margin-bottom="0in" loext:contextual-spacing="false" fo:line-height="100%"/>
      <style:text-properties officeooo:rsid="001192a4" officeooo:paragraph-rsid="0015910b"/>
    </style:style>
    <style:style style:name="P61" style:family="paragraph" style:parent-style-name="Standard">
      <style:paragraph-properties fo:margin-top="0in" fo:margin-bottom="0in" loext:contextual-spacing="false" fo:line-height="100%"/>
      <style:text-properties officeooo:rsid="001192a4" officeooo:paragraph-rsid="0019e753"/>
    </style:style>
    <style:style style:name="P62" style:family="paragraph" style:parent-style-name="Standard">
      <style:paragraph-properties fo:margin-top="0in" fo:margin-bottom="0in" loext:contextual-spacing="false" fo:line-height="100%"/>
      <style:text-properties fo:font-weight="bold" officeooo:rsid="001192a4" officeooo:paragraph-rsid="001192a4" style:font-weight-asian="bold" style:font-weight-complex="bold"/>
    </style:style>
    <style:style style:name="P63" style:family="paragraph" style:parent-style-name="Standard">
      <style:paragraph-properties fo:margin-top="0in" fo:margin-bottom="0in" loext:contextual-spacing="false" fo:line-height="100%"/>
      <style:text-properties fo:font-weight="bold" officeooo:rsid="001192a4" officeooo:paragraph-rsid="00148245" style:font-weight-asian="bold" style:font-weight-complex="bold"/>
    </style:style>
    <style:style style:name="P64" style:family="paragraph" style:parent-style-name="Standard">
      <style:paragraph-properties fo:margin-top="0in" fo:margin-bottom="0in" loext:contextual-spacing="false" fo:line-height="100%"/>
      <style:text-properties fo:font-weight="bold" officeooo:rsid="001192a4" officeooo:paragraph-rsid="0019cfce" style:font-weight-asian="bold" style:font-weight-complex="bold"/>
    </style:style>
    <style:style style:name="P65" style:family="paragraph" style:parent-style-name="Standard">
      <style:paragraph-properties fo:margin-top="0in" fo:margin-bottom="0in" loext:contextual-spacing="false" fo:line-height="100%"/>
      <style:text-properties fo:font-weight="bold" officeooo:rsid="001192a4" officeooo:paragraph-rsid="001af607" style:font-weight-asian="bold" style:font-weight-complex="bold"/>
    </style:style>
    <style:style style:name="P66" style:family="paragraph" style:parent-style-name="Standard">
      <style:paragraph-properties fo:margin-top="0in" fo:margin-bottom="0in" loext:contextual-spacing="false" fo:line-height="100%"/>
      <style:text-properties fo:font-weight="bold" officeooo:rsid="001192a4" officeooo:paragraph-rsid="001bc952" style:font-weight-asian="bold" style:font-weight-complex="bold"/>
    </style:style>
    <style:style style:name="P67" style:family="paragraph" style:parent-style-name="Standard">
      <style:paragraph-properties fo:margin-top="0in" fo:margin-bottom="0in" loext:contextual-spacing="false" fo:line-height="100%"/>
      <style:text-properties fo:font-weight="bold" officeooo:rsid="0017f64b" officeooo:paragraph-rsid="0017f64b" style:font-weight-asian="bold" style:font-weight-complex="bold"/>
    </style:style>
    <style:style style:name="P68" style:family="paragraph" style:parent-style-name="Standard">
      <style:paragraph-properties fo:margin-top="0in" fo:margin-bottom="0in" loext:contextual-spacing="false" fo:line-height="100%"/>
      <style:text-properties officeooo:rsid="0012fce0" officeooo:paragraph-rsid="0012fce0"/>
    </style:style>
    <style:style style:name="P69" style:family="paragraph" style:parent-style-name="Standard">
      <style:paragraph-properties fo:margin-top="0in" fo:margin-bottom="0in" loext:contextual-spacing="false" fo:line-height="100%"/>
      <style:text-properties fo:language="en" fo:country="US" officeooo:rsid="0012fce0" officeooo:paragraph-rsid="0012fce0"/>
    </style:style>
    <style:style style:name="P70" style:family="paragraph" style:parent-style-name="Standard">
      <style:paragraph-properties fo:margin-top="0in" fo:margin-bottom="0in" loext:contextual-spacing="false" fo:line-height="100%"/>
      <style:text-properties fo:language="en" fo:country="US" officeooo:rsid="001192a4" officeooo:paragraph-rsid="00148245"/>
    </style:style>
    <style:style style:name="P71" style:family="paragraph" style:parent-style-name="Standard">
      <style:paragraph-properties fo:margin-top="0in" fo:margin-bottom="0in" loext:contextual-spacing="false" fo:line-height="100%"/>
      <style:text-properties fo:language="en" fo:country="US" officeooo:rsid="001192a4" officeooo:paragraph-rsid="0015910b"/>
    </style:style>
    <style:style style:name="P72" style:family="paragraph" style:parent-style-name="Standard">
      <style:paragraph-properties fo:margin-top="0in" fo:margin-bottom="0in" loext:contextual-spacing="false" fo:line-height="100%"/>
      <style:text-properties fo:language="en" fo:country="US" officeooo:rsid="001192a4" officeooo:paragraph-rsid="001af607"/>
    </style:style>
    <style:style style:name="P73" style:family="paragraph" style:parent-style-name="Standard">
      <style:paragraph-properties fo:margin-top="0in" fo:margin-bottom="0in" loext:contextual-spacing="false" fo:line-height="100%"/>
      <style:text-properties fo:language="en" fo:country="US" officeooo:rsid="0015910b" officeooo:paragraph-rsid="0015910b"/>
    </style:style>
    <style:style style:name="P74" style:family="paragraph" style:parent-style-name="Standard">
      <style:paragraph-properties fo:margin-top="0in" fo:margin-bottom="0in" loext:contextual-spacing="false" fo:line-height="100%"/>
      <style:text-properties fo:language="en" fo:country="US" officeooo:rsid="0015910b" officeooo:paragraph-rsid="001af607"/>
    </style:style>
    <style:style style:name="P75" style:family="paragraph" style:parent-style-name="Standard">
      <style:paragraph-properties fo:margin-top="0in" fo:margin-bottom="0in" loext:contextual-spacing="false" fo:line-height="100%"/>
      <style:text-properties fo:language="en" fo:country="US" officeooo:rsid="0019e753" officeooo:paragraph-rsid="0019e753"/>
    </style:style>
    <style:style style:name="P76" style:family="paragraph" style:parent-style-name="Standard">
      <style:paragraph-properties fo:margin-top="0in" fo:margin-bottom="0in" loext:contextual-spacing="false" fo:line-height="100%"/>
      <style:text-properties fo:language="en" fo:country="US" officeooo:rsid="0019e753" officeooo:paragraph-rsid="001af607"/>
    </style:style>
    <style:style style:name="P77" style:family="paragraph" style:parent-style-name="Standard">
      <style:paragraph-properties fo:margin-top="0in" fo:margin-bottom="0in" loext:contextual-spacing="false" fo:line-height="100%"/>
      <style:text-properties fo:language="en" fo:country="US" officeooo:rsid="00148245" officeooo:paragraph-rsid="0019e753"/>
    </style:style>
    <style:style style:name="P78" style:family="paragraph" style:parent-style-name="Standard">
      <style:paragraph-properties fo:margin-top="0in" fo:margin-bottom="0in" loext:contextual-spacing="false" fo:line-height="100%"/>
      <style:text-properties fo:language="en" fo:country="US" officeooo:rsid="00148245" officeooo:paragraph-rsid="001af607"/>
    </style:style>
    <style:style style:name="P79" style:family="paragraph" style:parent-style-name="Standard">
      <style:paragraph-properties fo:margin-top="0in" fo:margin-bottom="0in" loext:contextual-spacing="false" fo:line-height="100%"/>
      <style:text-properties fo:language="en" fo:country="US" officeooo:rsid="0017f64b" officeooo:paragraph-rsid="0019e753"/>
    </style:style>
    <style:style style:name="P80" style:family="paragraph" style:parent-style-name="Standard">
      <style:paragraph-properties fo:margin-top="0in" fo:margin-bottom="0in" loext:contextual-spacing="false" fo:line-height="100%"/>
      <style:text-properties fo:language="en" fo:country="US" officeooo:rsid="001af607" officeooo:paragraph-rsid="001af607"/>
    </style:style>
    <style:style style:name="P81" style:family="paragraph" style:parent-style-name="Standard">
      <style:paragraph-properties fo:margin-top="0in" fo:margin-bottom="0in" loext:contextual-spacing="false" fo:line-height="100%"/>
      <style:text-properties fo:language="en" fo:country="US" officeooo:rsid="001bc952" officeooo:paragraph-rsid="001bc952"/>
    </style:style>
    <style:style style:name="P82" style:family="paragraph" style:parent-style-name="Standard">
      <style:paragraph-properties fo:margin-top="0in" fo:margin-bottom="0in" loext:contextual-spacing="false" fo:line-height="100%"/>
      <style:text-properties officeooo:rsid="00148245" officeooo:paragraph-rsid="00148245"/>
    </style:style>
    <style:style style:name="P83" style:family="paragraph" style:parent-style-name="Standard">
      <style:paragraph-properties fo:margin-top="0in" fo:margin-bottom="0in" loext:contextual-spacing="false" fo:line-height="100%"/>
      <style:text-properties officeooo:rsid="00148245" officeooo:paragraph-rsid="0019e753"/>
    </style:style>
    <style:style style:name="P84" style:family="paragraph" style:parent-style-name="Standard">
      <style:paragraph-properties fo:margin-top="0in" fo:margin-bottom="0in" loext:contextual-spacing="false" fo:line-height="100%"/>
      <style:text-properties officeooo:rsid="0015910b" officeooo:paragraph-rsid="0015910b"/>
    </style:style>
    <style:style style:name="P85" style:family="paragraph" style:parent-style-name="Standard">
      <style:paragraph-properties fo:margin-top="0in" fo:margin-bottom="0in" loext:contextual-spacing="false" fo:line-height="100%"/>
      <style:text-properties officeooo:rsid="001bc952" officeooo:paragraph-rsid="001bc952"/>
    </style:style>
    <style:style style:name="P86" style:family="paragraph" style:parent-style-name="Standard">
      <style:paragraph-properties fo:margin-top="0in" fo:margin-bottom="0in" loext:contextual-spacing="false" fo:line-height="100%"/>
      <style:text-properties officeooo:rsid="001ccfb2" officeooo:paragraph-rsid="001ccfb2"/>
    </style:style>
    <style:style style:name="P87" style:family="paragraph" style:parent-style-name="Standard">
      <style:paragraph-properties fo:margin-top="0in" fo:margin-bottom="0in" loext:contextual-spacing="false" fo:line-height="100%"/>
      <style:text-properties fo:color="#c9211e" fo:language="en" fo:country="US" officeooo:rsid="001ccfb2" officeooo:paragraph-rsid="001ccfb2"/>
    </style:style>
    <style:style style:name="P88" style:family="paragraph" style:parent-style-name="Standard">
      <style:paragraph-properties fo:break-before="page"/>
    </style:style>
    <style:style style:name="P89" style:family="paragraph" style:parent-style-name="Title" style:master-page-name="Standard">
      <style:paragraph-properties style:page-number="auto"/>
    </style:style>
    <style:style style:name="P90" style:family="paragraph">
      <loext:graphic-properties draw:fill="solid" draw:fill-color="#000000"/>
      <style:paragraph-properties fo:text-align="start"/>
    </style:style>
    <style:style style:name="P91" style:family="paragraph">
      <style:paragraph-properties fo:margin-top="0in" fo:margin-bottom="0in" fo:line-height="100%" fo:text-align="end"/>
    </style:style>
    <style:style style:name="P92" style:family="paragraph">
      <loext:graphic-properties draw:fill="none"/>
      <style:paragraph-properties fo:margin-top="0in" fo:margin-bottom="0in" fo:line-height="100%" fo:text-align="end"/>
    </style:style>
    <style:style style:name="P93" style:family="paragraph">
      <loext:graphic-properties draw:fill="solid" draw:fill-color="#000000"/>
      <style:paragraph-properties fo:text-align="start"/>
      <style:text-properties fo:color="#ffffff" fo:font-size="18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110bab" style:font-weight-asian="bold"/>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solid" style:text-underline-width="auto" style:text-underline-color="font-color" fo:font-weight="bold" style:font-weight-asian="bold"/>
    </style:style>
    <style:style style:name="T8" style:family="text">
      <style:text-properties fo:language="en" fo:country="US" style:text-underline-style="solid" style:text-underline-width="auto" style:text-underline-color="font-color" fo:font-weight="normal" officeooo:rsid="001192a4" style:font-weight-asian="normal" style:font-weight-complex="normal"/>
    </style:style>
    <style:style style:name="T9" style:family="text">
      <style:text-properties fo:language="en" fo:country="US" officeooo:rsid="00110bab"/>
    </style:style>
    <style:style style:name="T10" style:family="text">
      <style:text-properties fo:language="en" fo:country="US" officeooo:rsid="001192a4"/>
    </style:style>
    <style:style style:name="T11" style:family="text">
      <style:text-properties fo:language="en" fo:country="US" officeooo:rsid="0012fce0"/>
    </style:style>
    <style:style style:name="T12" style:family="text">
      <style:text-properties fo:language="en" fo:country="US" officeooo:rsid="0019e753"/>
    </style:style>
    <style:style style:name="T13" style:family="text">
      <style:text-properties fo:language="en" fo:country="US" officeooo:rsid="001af607"/>
    </style:style>
    <style:style style:name="T14" style:family="text">
      <style:text-properties fo:language="en" fo:country="US" officeooo:rsid="0015910b"/>
    </style:style>
    <style:style style:name="T15" style:family="text">
      <style:text-properties fo:language="en" fo:country="US" officeooo:rsid="001bc952"/>
    </style:style>
    <style:style style:name="T16" style:family="text">
      <style:text-properties fo:color="#00b050" fo:language="en" fo:country="US"/>
    </style:style>
    <style:style style:name="T17" style:family="text">
      <style:text-properties fo:color="#00b050" style:text-line-through-style="solid" style:text-line-through-type="single" fo:language="en" fo:country="US"/>
    </style:style>
    <style:style style:name="T18" style:family="text">
      <style:text-properties style:text-line-through-style="solid" style:text-line-through-type="single" fo:language="en" fo:country="US"/>
    </style:style>
    <style:style style:name="T19" style:family="text">
      <style:text-properties style:text-line-through-style="solid" style:text-line-through-type="single" fo:language="en" fo:country="US" fo:font-weight="bold" style:font-weight-asian="bold"/>
    </style:style>
    <style:style style:name="T20" style:family="text">
      <style:text-properties fo:color="#ff0000" fo:language="en" fo:country="US"/>
    </style:style>
    <style:style style:name="T21" style:family="text">
      <style:text-properties style:font-name="Wingdings1" fo:language="en" fo:country="US" style:font-name-asian="Wingdings2" style:font-name-complex="Wingdings2"/>
    </style:style>
    <style:style style:name="T22" style:family="text">
      <style:text-properties fo:language="fr" fo:country="BE"/>
    </style:style>
    <style:style style:name="T23" style:family="text">
      <style:text-properties fo:language="fr" fo:country="BE" fo:font-style="italic" style:font-style-asian="italic"/>
    </style:style>
    <style:style style:name="T24" style:family="text">
      <style:text-properties fo:language="fr" fo:country="BE" fo:font-weight="bold" style:font-weight-asian="bold"/>
    </style:style>
    <style:style style:name="T25" style:family="text">
      <style:text-properties fo:color="#2e74b5" style:font-name="Calibri Light" fo:font-size="20pt" fo:language="en" fo:country="US" style:text-underline-style="solid" style:text-underline-width="auto" style:text-underline-color="font-color" fo:font-weight="bold" style:font-name-asian="F" style:font-size-asian="20pt" style:font-weight-asian="bold" style:font-name-complex="F" style:font-size-complex="16pt"/>
    </style:style>
    <style:style style:name="T26" style:family="text">
      <style:text-properties style:text-position="super 58%" fo:language="en" fo:country="US"/>
    </style:style>
    <style:style style:name="T27" style:family="text">
      <style:text-properties fo:color="#ffffff" fo:font-size="14pt" style:font-size-asian="14pt" style:font-size-complex="14pt"/>
    </style:style>
    <style:style style:name="T28" style:family="text">
      <style:text-properties fo:font-weight="bold" officeooo:rsid="0012f649" style:font-weight-asian="bold" style:font-weight-complex="bold"/>
    </style:style>
    <style:style style:name="T29" style:family="text">
      <style:text-properties fo:font-weight="bold" officeooo:rsid="001192a4" style:font-weight-asian="bold" style:font-weight-complex="bold"/>
    </style:style>
    <style:style style:name="T30" style:family="text">
      <style:text-properties fo:font-weight="bold" officeooo:rsid="0012fce0" style:font-weight-asian="bold" style:font-weight-complex="bold"/>
    </style:style>
    <style:style style:name="T31" style:family="text">
      <style:text-properties fo:font-weight="bold" officeooo:rsid="00148245" style:font-weight-asian="bold" style:font-weight-complex="bold"/>
    </style:style>
    <style:style style:name="T32" style:family="text">
      <style:text-properties fo:font-weight="bold" officeooo:rsid="0017f64b" style:font-weight-asian="bold" style:font-weight-complex="bold"/>
    </style:style>
    <style:style style:name="T33" style:family="text">
      <style:text-properties fo:font-weight="bold" officeooo:rsid="0019cfce" style:font-weight-asian="bold" style:font-weight-complex="bold"/>
    </style:style>
    <style:style style:name="T34" style:family="text">
      <style:text-properties fo:font-weight="bold" officeooo:rsid="001af607" style:font-weight-asian="bold" style:font-weight-complex="bold"/>
    </style:style>
    <style:style style:name="T35" style:family="text">
      <style:text-properties fo:font-weight="bold" officeooo:rsid="001bc952" style:font-weight-asian="bold" style:font-weight-complex="bold"/>
    </style:style>
    <style:style style:name="T36" style:family="text">
      <style:text-properties officeooo:rsid="00110bab"/>
    </style:style>
    <style:style style:name="T37" style:family="text">
      <style:text-properties officeooo:rsid="001192a4"/>
    </style:style>
    <style:style style:name="T38" style:family="text">
      <style:text-properties fo:font-weight="normal" officeooo:rsid="001192a4" style:font-weight-asian="normal" style:font-weight-complex="normal"/>
    </style:style>
    <style:style style:name="T39" style:family="text">
      <style:text-properties fo:font-weight="normal" officeooo:rsid="0012fce0"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color="#c9211e" fo:language="en" fo:country="US"/>
    </style:style>
    <style:style style:name="T43" style:family="text">
      <style:text-properties fo:color="#c9211e" fo:language="en" fo:country="US" officeooo:rsid="001192a4"/>
    </style:style>
    <style:style style:name="T44" style:family="text">
      <style:text-properties fo:color="#c9211e" fo:language="en" fo:country="US" officeooo:rsid="001af607"/>
    </style:style>
    <style:style style:name="T45" style:family="text">
      <style:text-properties fo:color="#c9211e" officeooo:rsid="0015910b"/>
    </style:style>
    <style:style style:name="T46" style:family="text">
      <style:text-properties fo:color="#c9211e" officeooo:rsid="001af607"/>
    </style:style>
    <style:style style:name="T47" style:family="text">
      <style:text-properties officeooo:rsid="0012fce0"/>
    </style:style>
    <style:style style:name="T48" style:family="text">
      <style:text-properties officeooo:rsid="00148245"/>
    </style:style>
    <style:style style:name="T49" style:family="text">
      <style:text-properties officeooo:rsid="0015910b"/>
    </style:style>
    <style:style style:name="T50" style:family="text">
      <style:text-properties officeooo:rsid="0017f64b"/>
    </style:style>
    <style:style style:name="T51" style:family="text">
      <style:text-properties officeooo:rsid="0019e753"/>
    </style:style>
    <style:style style:name="T52" style:family="text">
      <style:text-properties officeooo:rsid="001af607"/>
    </style:style>
    <style:style style:name="T53" style:family="text">
      <style:text-properties officeooo:rsid="001bc952"/>
    </style:style>
    <style:style style:name="T54" style:family="text">
      <style:text-properties fo:font-variant="normal" fo:text-transform="none" fo:color="#7f7f7f" style:text-line-through-style="none" style:text-line-through-type="none" style:text-position="0% 100%" style:font-name="Calibri3"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alibri3"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gr2"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gr3"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gr4"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style:style>
    <style:style style:name="gr5"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1">ZT Studio</text:span></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4">Contents</text:p>
          </text:index-title>
          <text:p text:style-name="P1"><text:a xlink:type="simple" xlink:href="#__RefHeading___Toc2267_4115315119" text:style-name="Index_20_Link" text:visited-style-name="Index_20_Link">About this document<text:tab/>2</text:a></text:p>
          <text:p text:style-name="P1"><text:a xlink:type="simple" xlink:href="#__RefHeading___Toc2269_4115315119" text:style-name="Index_20_Link" text:visited-style-name="Index_20_Link">About the program<text:tab/>2</text:a></text:p>
          <text:p text:style-name="P2"><text:a xlink:type="simple" xlink:href="#__RefHeading___Toc2271_4115315119" text:style-name="Index_20_Link" text:visited-style-name="Index_20_Link">What is ZT Studio?<text:tab/>2</text:a></text:p>
          <text:p text:style-name="P2"><text:a xlink:type="simple" xlink:href="#__RefHeading___Toc2273_4115315119" text:style-name="Index_20_Link" text:visited-style-name="Index_20_Link">Features<text:tab/>2</text:a></text:p>
          <text:p text:style-name="P2"><text:a xlink:type="simple" xlink:href="#__RefHeading___Toc2275_4115315119" text:style-name="Index_20_Link" text:visited-style-name="Index_20_Link">Credits<text:tab/>3</text:a></text:p>
          <text:p text:style-name="P2"><text:a xlink:type="simple" xlink:href="#__RefHeading___Toc2277_4115315119" text:style-name="Index_20_Link" text:visited-style-name="Index_20_Link">Requirements<text:tab/>3</text:a></text:p>
          <text:p text:style-name="P2"><text:a xlink:type="simple" xlink:href="#__RefHeading___Toc2279_4115315119" text:style-name="Index_20_Link" text:visited-style-name="Index_20_Link">Support<text:tab/>3</text:a></text:p>
          <text:p text:style-name="P2"><text:a xlink:type="simple" xlink:href="#__RefHeading___Toc2281_4115315119" text:style-name="Index_20_Link" text:visited-style-name="Index_20_Link">Distribution<text:tab/>3</text:a></text:p>
          <text:p text:style-name="P1"><text:a xlink:type="simple" xlink:href="#__RefHeading___Toc2283_4115315119" text:style-name="Index_20_Link" text:visited-style-name="Index_20_Link">Setting up ZT Studio<text:tab/>4</text:a></text:p>
          <text:p text:style-name="P2"><text:a xlink:type="simple" xlink:href="#__RefHeading___Toc2285_4115315119" text:style-name="Index_20_Link" text:visited-style-name="Index_20_Link">Settings<text:tab/>4</text:a></text:p>
          <text:p text:style-name="P3"><text:a xlink:type="simple" xlink:href="#__RefHeading___Toc2287_4115315119" text:style-name="Index_20_Link" text:visited-style-name="Index_20_Link">Folders<text:tab/>4</text:a></text:p>
          <text:p text:style-name="P3"><text:a xlink:type="simple" xlink:href="#__RefHeading___Toc2289_4115315119" text:style-name="Index_20_Link" text:visited-style-name="Index_20_Link">Conversions<text:tab/>4</text:a></text:p>
          <text:p text:style-name="P3"><text:a xlink:type="simple" xlink:href="#__RefHeading___Toc2291_4115315119" text:style-name="Index_20_Link" text:visited-style-name="Index_20_Link">Rendering frames:<text:tab/>4</text:a></text:p>
          <text:p text:style-name="P3"><text:a xlink:type="simple" xlink:href="#__RefHeading___Toc2293_4115315119" text:style-name="Index_20_Link" text:visited-style-name="Index_20_Link">When writing ZT1 Graphics:<text:tab/>5</text:a></text:p>
          <text:p text:style-name="P3"><text:a xlink:type="simple" xlink:href="#__RefHeading___Toc2295_4115315119" text:style-name="Index_20_Link" text:visited-style-name="Index_20_Link">When writing PNG Graphics:<text:tab/>5</text:a></text:p>
          <text:p text:style-name="P3"><text:a xlink:type="simple" xlink:href="#__RefHeading___Toc2297_4115315119" text:style-name="Index_20_Link" text:visited-style-name="Index_20_Link">Editing graphics<text:tab/>6</text:a></text:p>
          <text:p text:style-name="P2"><text:a xlink:type="simple" xlink:href="#__RefHeading___Toc2299_4115315119" text:style-name="Index_20_Link" text:visited-style-name="Index_20_Link">Recommendations<text:tab/>7</text:a></text:p>
          <text:p text:style-name="P2"><text:a xlink:type="simple" xlink:href="#__RefHeading___Toc2301_4115315119" text:style-name="Index_20_Link" text:visited-style-name="Index_20_Link">Command line<text:tab/>8</text:a></text:p>
          <text:p text:style-name="P1"><text:a xlink:type="simple" xlink:href="#__RefHeading___Toc2303_4115315119" text:style-name="Index_20_Link" text:visited-style-name="Index_20_Link">Quick how-to’s<text:tab/>9</text:a></text:p>
          <text:p text:style-name="P2"><text:a xlink:type="simple" xlink:href="#__RefHeading___Toc2305_4115315119" text:style-name="Index_20_Link" text:visited-style-name="Index_20_Link">Basic functionality<text:tab/>9</text:a></text:p>
          <text:p text:style-name="P2"><text:a xlink:type="simple" xlink:href="#__RefHeading___Toc2307_4115315119" text:style-name="Index_20_Link" text:visited-style-name="Index_20_Link">Batch convert files ( ZT1 to PNG and PNG to ZT1 )<text:tab/>9</text:a></text:p>
          <text:p text:style-name="P3"><text:a xlink:type="simple" xlink:href="#__RefHeading___Toc2309_4115315119" text:style-name="Index_20_Link" text:visited-style-name="Index_20_Link">From ZT1 Graphics to .PNG-files<text:tab/>9</text:a></text:p>
          <text:p text:style-name="P3"><text:a xlink:type="simple" xlink:href="#__RefHeading___Toc2311_4115315119" text:style-name="Index_20_Link" text:visited-style-name="Index_20_Link">From .PNG-files to ZT1 Graphics<text:tab/>9</text:a></text:p>
          <text:p text:style-name="P2"><text:a xlink:type="simple" xlink:href="#__RefHeading___Toc2313_4115315119" text:style-name="Index_20_Link" text:visited-style-name="Index_20_Link">Creating objects of which you can change the color in-game<text:tab/>10</text:a></text:p>
          <text:p text:style-name="P3"><text:a xlink:type="simple" xlink:href="#__RefHeading___Toc2315_4115315119" text:style-name="Index_20_Link" text:visited-style-name="Index_20_Link">Considerations<text:tab/>10</text:a></text:p>
          <text:p text:style-name="P3"><text:a xlink:type="simple" xlink:href="#__RefHeading___Toc2317_4115315119" text:style-name="Index_20_Link" text:visited-style-name="Index_20_Link">Graphics<text:tab/>11</text:a></text:p>
          <text:p text:style-name="P3"><text:a xlink:type="simple" xlink:href="#__RefHeading___Toc2319_4115315119" text:style-name="Index_20_Link" text:visited-style-name="Index_20_Link">Configuration<text:tab/>12</text:a></text:p>
          <text:p text:style-name="P1"><text:a xlink:type="simple" xlink:href="#__RefHeading___Toc2321_4115315119" text:style-name="Index_20_Link" text:visited-style-name="Index_20_Link">File formats<text:tab/>13</text:a></text:p>
          <text:p text:style-name="P2"><text:a xlink:type="simple" xlink:href="#__RefHeading___Toc2323_4115315119" text:style-name="Index_20_Link" text:visited-style-name="Index_20_Link">Overview<text:tab/>13</text:a></text:p>
          <text:p text:style-name="P2"><text:a xlink:type="simple" xlink:href="#__RefHeading___Toc2325_4115315119" text:style-name="Index_20_Link" text:visited-style-name="Index_20_Link">Different types of ZT1 Graphics<text:tab/>13</text:a></text:p>
          <text:p text:style-name="P2"><text:a xlink:type="simple" xlink:href="#__RefHeading___Toc2327_4115315119" text:style-name="Index_20_Link" text:visited-style-name="Index_20_Link">Explanation of the ZT1 Color palettes (.pal)<text:tab/>14</text:a></text:p>
          <text:p text:style-name="P2"><text:a xlink:type="simple" xlink:href="#__RefHeading___Toc2329_4115315119" text:style-name="Index_20_Link" text:visited-style-name="Index_20_Link">Explanation of the ZT1 Graphic file formats<text:tab/>15</text:a></text:p>
          <text:p text:style-name="P2"><text:soft-page-break/><text:a xlink:type="simple" xlink:href="#__RefHeading___Toc2331_4115315119" text:style-name="Index_20_Link" text:visited-style-name="Index_20_Link">Explanation of the ZT1 .ani file format<text:tab/>18</text:a></text:p>
          <text:p text:style-name="P1"><text:a xlink:type="simple" xlink:href="#__RefHeading___Toc2333_4115315119" text:style-name="Index_20_Link" text:visited-style-name="Index_20_Link">Terminology<text:tab/>19</text:a></text:p>
          <text:p text:style-name="P2"><text:a xlink:type="simple" xlink:href="#__RefHeading___Toc2335_4115315119" text:style-name="Index_20_Link" text:visited-style-name="Index_20_Link">Changelog<text:tab/>21</text:a></text:p>
          <text:p text:style-name="P3"><text:a xlink:type="simple" xlink:href="#__RefHeading___Toc2337_4115315119" text:style-name="Index_20_Link" text:visited-style-name="Index_20_Link">Version 1.0<text:tab/>21</text:a></text:p>
        </text:index-body>
      </text:table-of-content>
      <text:p text:style-name="P24"/>
      <text:h text:style-name="Heading_20_1" text:outline-level="1"><text:bookmark-start text:name="_Toc419462475"/><text:bookmark-start text:name="__RefHeading___Toc2267_4115315119"/><text:span text:style-name="T1">About this document</text:span><text:bookmark-end text:name="_Toc419462475"/><text:bookmark-end text:name="__RefHeading___Toc2267_4115315119"/></text:h>
      <text:p text:style-name="Standard"><text:span text:style-name="T1">This document is work in progress. For now, I’ve ignored the simple stuff (‘this button allows you to open a ZT1 Graphic’). I’m focusing on writing down information which might not be so easy to find out. I’m also trying to write this in an understandable manner.</text:span></text:p>
      <text:h text:style-name="Heading_20_1" text:outline-level="1"><text:bookmark-start text:name="_Toc419462476"/><text:bookmark-start text:name="__RefHeading___Toc2269_4115315119"/><text:span text:style-name="T1">About the program</text:span><text:bookmark-end text:name="_Toc419462476"/><text:bookmark-end text:name="__RefHeading___Toc2269_4115315119"/></text:h>
      <text:h text:style-name="Heading_20_2" text:outline-level="2"><text:bookmark-start text:name="_Toc419462477"/><text:bookmark-start text:name="__RefHeading___Toc2271_4115315119"/><text:span text:style-name="T1">What is ZT Studio?</text:span><text:bookmark-end text:name="_Toc419462477"/><text:bookmark-end text:name="__RefHeading___Toc2271_4115315119"/></text:h>
      <text:p text:style-name="Standard"><text:span text:style-name="T1">ZT Studio is a program created by a long time fan of the original ZT1 game. It development happened during January 2015, so very long after the game was published. The once so vibrant community is a former shade of itself, but some people – including myself – still love playing this game.</text:span></text:p>
      <text:p text:style-name="Standard"><text:span text:style-name="T1">ZT Studio was created to allow designers to create ZT1 Graphics a lot faster than with APE or ZOOT. Its feature set really focusses on creating, editing and exporting ZT1 Graphics from and to .PNG-files. It includes features not available in APE nor ZOOT.</text:span></text:p>
      <text:p text:style-name="Standard"><text:span text:style-name="T1">If I had programmed it earlier, it would definitely have been a full blown replacement for APE, also featuring configuration file editing (.ai, .uca, .ucs etc). But now, it has not been included in the scope of this project.</text:span></text:p>
      <text:p text:style-name="P24"/>
      <text:h text:style-name="Heading_20_2" text:outline-level="2"><text:bookmark-start text:name="_Toc419462478"/><text:bookmark-start text:name="__RefHeading___Toc2273_4115315119"/><text:span text:style-name="T1">Features</text:span><text:bookmark-end text:name="_Toc419462478"/><text:bookmark-end text:name="__RefHeading___Toc2273_4115315119"/></text:h>
      <text:p text:style-name="Standard"><text:span text:style-name="T1">An overview of </text:span><text:span text:style-name="T2">most</text:span><text:span text:style-name="T1"> of the features.<text:line-break/>Also see “File Formats” to get a better idea.</text:span></text:p>
      <text:list xml:id="list2619410181" text:style-name="WWNum2">
        <text:list-item>
          <text:p text:style-name="P12"><text:span text:style-name="T2">ZT1 Graphic file</text:span></text:p>
          <text:list>
            <text:list-item>
              <text:p text:style-name="P12"><text:span text:style-name="T1">Open</text:span></text:p>
            </text:list-item>
            <text:list-item>
              <text:p text:style-name="P12"><text:span text:style-name="T1">Save</text:span></text:p>
            </text:list-item>
            <text:list-item>
              <text:p text:style-name="P12"><text:span text:style-name="T1">Create from a series of .PNG-files</text:span></text:p>
            </text:list-item>
            <text:list-item>
              <text:p text:style-name="P12"><text:span text:style-name="T1">Export to a series of .PNG files</text:span></text:p>
            </text:list-item>
            <text:list-item>
              <text:p text:style-name="P12"><text:span text:style-name="T1">Change animation speed</text:span></text:p>
            </text:list-item>
          </text:list>
        </text:list-item>
        <text:list-item>
          <text:p text:style-name="P12"><text:span text:style-name="T2">ZT1 Color palettes</text:span></text:p>
          <text:list>
            <text:list-item>
              <text:p text:style-name="P12"><text:span text:style-name="T1">Open </text:span></text:p>
            </text:list-item>
            <text:list-item>
              <text:p text:style-name="P12"><text:span text:style-name="T1">[Save] – currently not possible, only as part of creating a ZT1 Graphic</text:span></text:p>
            </text:list-item>
          </text:list>
        </text:list-item>
        <text:list-item>
          <text:p text:style-name="P12"><text:span text:style-name="T2">Frames</text:span></text:p>
          <text:list>
            <text:list-item>
              <text:p text:style-name="P12"><text:span text:style-name="T1">Add</text:span></text:p>
            </text:list-item>
            <text:list-item>
              <text:p text:style-name="P12"><text:span text:style-name="T1">Delete</text:span></text:p>
            </text:list-item>
            <text:list-item>
              <text:p text:style-name="P12"><text:span text:style-name="T1">Change offset / “rotation fixing” : up, down, left, right</text:span></text:p>
            </text:list-item>
            <text:list-item>
              <text:p text:style-name="P12"><text:span text:style-name="T1">Reorder </text:span></text:p>
            </text:list-item>
          </text:list>
        </text:list-item>
        <text:list-item>
          <text:p text:style-name="P12"><text:span text:style-name="T2">Preview</text:span></text:p>
          <text:list>
            <text:list-item>
              <text:p text:style-name="P12"><text:soft-page-break/><text:span text:style-name="T1">Change background color</text:span></text:p>
            </text:list-item>
            <text:list-item>
              <text:p text:style-name="P12"><text:span text:style-name="T1">Add background graphic</text:span></text:p>
              <text:list>
                <text:list-item>
                  <text:p text:style-name="P12"><text:span text:style-name="T1">E.g. the “used” version of the rope swing (object) as background, <text:line-break/>when viewing the Orang Utan’s “rpswing” animation (animal)</text:span></text:p>
                </text:list-item>
              </text:list>
            </text:list-item>
            <text:list-item>
              <text:p text:style-name="P12"><text:span text:style-name="T1"><text:s/>Color replacement</text:span></text:p>
              <text:list>
                <text:list-item>
                  <text:p text:style-name="P12"><text:span text:style-name="T1">E.g. what does the restaurant look like with a blue roof?</text:span></text:p>
                </text:list-item>
              </text:list>
            </text:list-item>
          </text:list>
        </text:list-item>
        <text:list-item>
          <text:p text:style-name="P12"><text:span text:style-name="T2">Tools</text:span></text:p>
          <text:list>
            <text:list-item>
              <text:p text:style-name="P12"><text:span text:style-name="T1">Batch conversion</text:span></text:p>
              <text:list>
                <text:list-item>
                  <text:p text:style-name="P12"><text:span text:style-name="T1">Select a folder and convert ZT1/png from/to ZT1/png</text:span></text:p>
                </text:list-item>
              </text:list>
            </text:list-item>
          </text:list>
        </text:list-item>
        <text:list-item>
          <text:p text:style-name="P12"><text:span text:style-name="T2">Command line</text:span></text:p>
          <text:list>
            <text:list-item>
              <text:p text:style-name="P12"><text:span text:style-name="T1">For more tech savvy people, there are some command line options.</text:span></text:p>
            </text:list-item>
          </text:list>
        </text:list-item>
      </text:list>
      <text:p text:style-name="P24"/>
      <text:h text:style-name="Heading_20_2" text:outline-level="2"><text:bookmark-start text:name="_Toc419462479"/><text:bookmark-start text:name="__RefHeading___Toc2275_4115315119"/><text:span text:style-name="T1">Credits</text:span><text:bookmark-end text:name="_Toc419462479"/><text:bookmark-end text:name="__RefHeading___Toc2275_4115315119"/></text:h>
      <text:list xml:id="list3534653050" text:style-name="WWNum6">
        <text:list-item>
          <text:p text:style-name="P13"><text:span text:style-name="T3">MadScientist</text:span><text:span text:style-name="T1"> for figuring out most of the common ZT1 graphic format (and Jay for some additional info)</text:span></text:p>
        </text:list-item>
        <text:list-item>
          <text:p text:style-name="P13"><text:span text:style-name="T3">Jeffrey Bostoen</text:span><text:span text:style-name="T1"> for ZT Studio and figuring out how the background frame and MM shadow format works</text:span></text:p>
        </text:list-item>
        <text:list-item>
          <text:p text:style-name="P13"><text:span text:style-name="T3">Vondell</text:span><text:span text:style-name="T1"> for providing demo/test graphics</text:span></text:p>
        </text:list-item>
        <text:list-item>
          <text:p text:style-name="P13"><text:span text:style-name="T3">HENDRIX</text:span><text:span text:style-name="T1"> for some contributions to the source code</text:span></text:p>
        </text:list-item>
      </text:list>
      <text:h text:style-name="Heading_20_2" text:outline-level="2"><text:bookmark-start text:name="_Toc419462480"/><text:bookmark-start text:name="__RefHeading___Toc2277_4115315119"/><text:span text:style-name="T1">Requirements</text:span><text:bookmark-end text:name="_Toc419462480"/><text:bookmark-end text:name="__RefHeading___Toc2277_4115315119"/></text:h>
      <text:list xml:id="list185468718" text:style-name="WWNum7">
        <text:list-item>
          <text:p text:style-name="P14"><text:span text:style-name="T2">Windows 7/8:</text:span><text:span text:style-name="T1"> download and install </text:span><text:span text:style-name="T2">Microsoft .NET Framework 4.</text:span><text:span text:style-name="T4">7.2</text:span></text:p>
        </text:list-item>
        <text:list-item>
          <text:p text:style-name="P14"><text:span text:style-name="T2">Windows 10:</text:span><text:span text:style-name="T1"> this should be enabled by default on your system.</text:span></text:p>
        </text:list-item>
      </text:list>
      <text:h text:style-name="Heading_20_2" text:outline-level="2"><text:bookmark-start text:name="_Toc419462481"/><text:bookmark-start text:name="__RefHeading___Toc2279_4115315119"/><text:span text:style-name="T1">Support</text:span><text:bookmark-end text:name="_Toc419462481"/><text:bookmark-end text:name="__RefHeading___Toc2279_4115315119"/></text:h>
      <text:p text:style-name="P35"><text:span text:style-name="T9">There is no s</text:span><text:span text:style-name="T1">upport for this program. <text:line-break/>You can report issues on </text:span><text:a xlink:type="simple" xlink:href="https://github.com/jbostoen/ZTStudio/issues" text:style-name="Internet_20_link" text:visited-style-name="Visited_20_Internet_20_Link"><text:span text:style-name="T9">https://github.com/jbostoen/ZTStudio/issues</text:span></text:a> <text:span text:style-name="T1">.</text:span></text:p>
      <text:p text:style-name="P35"><text:span text:style-name="T1">Please include enough details and preferably the files causing the problem you’re experiencing.</text:span></text:p>
      <text:h text:style-name="Heading_20_2" text:outline-level="2"><text:bookmark-start text:name="_Toc419462482"/><text:bookmark-start text:name="__RefHeading___Toc2281_4115315119"/><text:span text:style-name="T1">Distribution</text:span><text:bookmark-end text:name="_Toc419462482"/><text:bookmark-end text:name="__RefHeading___Toc2281_4115315119"/></text:h>
      <text:p text:style-name="Standard"><text:span text:style-name="T1">Do not distribute this program without permission from the author.<text:line-break/>Requirement for distribution: you will keep the version as up to date as possible.</text:span></text:p>
      <text:p text:style-name="P24"/>
      <text:p text:style-name="P30"/>
      <text:h text:style-name="P6" text:outline-level="1"><text:bookmark-start text:name="_Toc419462483"/><text:bookmark-start text:name="__RefHeading___Toc2283_4115315119"/><text:span text:style-name="T1">Setting up ZT Studio</text:span><text:bookmark-end text:name="_Toc419462483"/><text:bookmark-end text:name="__RefHeading___Toc2283_4115315119"/></text:h>
      <text:h text:style-name="Heading_20_2" text:outline-level="2"><text:bookmark-start text:name="_Toc419462484"/><text:bookmark-start text:name="__RefHeading___Toc2285_4115315119"/><text:span text:style-name="T1">Settings</text:span><text:bookmark-end text:name="_Toc419462484"/><text:bookmark-end text:name="__RefHeading___Toc2285_4115315119"/></text:h>
      <text:p text:style-name="Standard"><text:span text:style-name="T1">Hit the </text:span><text:span text:style-name="T2">Settings</text:span><text:span text:style-name="T1">-button on the </text:span><text:span text:style-name="T2">Misc.</text:span><text:span text:style-name="T1"> toolbar.</text:span></text:p>
      <text:p text:style-name="Standard"><text:span text:style-name="T1">You could also edit the </text:span><text:span text:style-name="T5">settings.cfg</text:span><text:span text:style-name="T1"> file, which has a few additional options, but those are not listed below because they shouldn’t be tampered with at this point.</text:span></text:p>
      <text:h text:style-name="Heading_20_3" text:outline-level="3"><text:bookmark-start text:name="__RefHeading___Toc2287_4115315119"/><text:span text:style-name="T1">Folders</text:span><text:bookmark-end text:name="__RefHeading___Toc2287_4115315119"/></text:h>
      <text:p text:style-name="Standard"><text:span text:style-name="T2">Root folder:</text:span><text:span text:style-name="T1"> this is a top-level directory. What do we mean by this? ZT1 has a few folders which have a certain structure. For example, you have folder structures like:<text:line-break/></text:span><text:span text:style-name="T5">&lt;root folder&gt;</text:span><text:span text:style-name="T1">\animals\abcd1234\m\walk <text:line-break/></text:span><text:span text:style-name="T5">&lt;root folder&gt;</text:span><text:span text:style-name="T1">\objects\abcd1234\idle\idle</text:span></text:p>
      <text:p text:style-name="Standard"><text:span text:style-name="T1">So basically, if you download any valid .ZTD-file (ZT1 download), you could unzip it to any location. The path of that location is what we mean by &lt;root folder&gt;.</text:span></text:p>
      <text:h text:style-name="Heading_20_3" text:outline-level="3"><text:bookmark-start text:name="_Toc419462488"/><text:bookmark-start text:name="__RefHeading___Toc2289_4115315119"/><text:bookmark-start text:name="_Toc419462486"/><text:span text:style-name="T1">Conversions</text:span><text:bookmark-end text:name="_Toc419462488"/><text:span text:style-name="T1"> </text:span><text:bookmark-end text:name="__RefHeading___Toc2289_4115315119"/></text:h>
      <text:p text:style-name="P45"><text:span text:style-name="T2">Start numbering of .PNG-file series at either 0 (index) or 1 (“frame #1”).<text:line-break/></text:span><text:span text:style-name="T16">Default: 0<text:line-break/></text:span><text:span text:style-name="T1">ZT1 Graphic files contain at least 1 frame, but often multiple ones. <text:line-break/>When using the “batch conversion” feature, a ZT1 Graphic file named “N” will be converted into a series of PNG-files (one PNG file for each frame): N_0000.png, N_0001.png, N_0002.png, N_000x.png …</text:span></text:p>
      <text:p text:style-name="P45"><text:span text:style-name="T1">In programming, we often start counting at 0. Also, when creating exports from certain 3D programs, by default a series of rendered files might start at 0.</text:span></text:p>
      <text:p text:style-name="P45"><text:span text:style-name="T1">For easy reference, you might however prefer to count starting from 1.</text:span><text:span text:style-name="T2"><text:line-break/></text:span></text:p>
      <text:p text:style-name="Standard"><text:span text:style-name="T2">Delete the source file after conversion <text:line-break/>(e.g. converting from .PNG-files to ZT1: .PNG files will be deleted) <text:line-break/></text:span><text:span text:style-name="T16">Default: enabled.</text:span><text:span text:style-name="T2"><text:line-break/></text:span><text:span text:style-name="T1">Performs a clean-up of the original files.</text:span></text:p>
      <text:p text:style-name="Standard"><text:span text:style-name="T19">Overwrite files <text:line-break/></text:span><text:span text:style-name="T17">Default: enabled.</text:span><text:span text:style-name="T18"><text:line-break/>ZT Studio will overwrite all existing files. No error messages or warnings will be shown.<text:line-break/></text:span><text:span text:style-name="T20">ZT Studio is designed to overwrite all files without warning at this point!</text:span></text:p>
      <text:p text:style-name="P32"/>
      <text:p text:style-name="P32"/>
      <text:h text:style-name="Heading_20_3" text:outline-level="3"><text:bookmark-start text:name="__RefHeading___Toc2291_4115315119"/><text:span text:style-name="T1">Rendering frames:</text:span><text:bookmark-end text:name="__RefHeading___Toc2291_4115315119"/></text:h>
      <text:p text:style-name="P45"><text:span text:style-name="T2">Render the extra frame in all other frames <text:line-break/>(in case of a ZTAF-file with an extra frame, e.g. restaurant):<text:line-break/></text:span><text:span text:style-name="T16">Default: enabled.</text:span><text:span text:style-name="T2"><text:line-break/></text:span><text:span text:style-name="T1">Some ZT1 Graphics have one extra frame. This extra frame contains pixels which are rendered in all previous frames. For example, in the ZT1 Graphic file of the restaurant, the first frames mostly draw only </text:span><text:soft-page-break/><text:span text:style-name="T1">the smoke coming out of the chimney – nothing else. The last/extra frame has the non-variable parts of this graphic, in this case: the building.</text:span></text:p>
      <text:p text:style-name="P45"><text:span text:style-name="T2">Render background ZT1 Graphic <text:line-break/>(e.g. main graphic = Orang Utan swinging, background: rope swing toy): <text:line-break/></text:span><text:span text:style-name="T16">Default: enabled.</text:span><text:span text:style-name="T2"><text:line-break/></text:span><text:span text:style-name="T1">In ZT Studio, you can open a ZT1 Graphic file – let’s say: the swinging animation of the Orang Utan. This is only a part of the complete animation though. It is a trick to overcome a limit in ZT1. Each animation is limited to 255 colors you can freely choose. This way, the game designers found a way to have up to 510 colors for this animation though, by combining 2 animations (2x 255 = 510). Enabling this option will make sure, when you export a ZT1 Graphic to another format, that you have the complete rendering. <text:line-break/>Do keep in mind that you will need to specify the main graphic and the background graphic!</text:span></text:p>
      <text:p text:style-name="P24"/>
      <text:p text:style-name="P24"/>
      <text:h text:style-name="Heading_20_3" text:outline-level="3"><text:bookmark-start text:name="__RefHeading___Toc2293_4115315119"/><text:span text:style-name="T1">When writing ZT1 Graphics:</text:span><text:bookmark-end text:name="__RefHeading___Toc2293_4115315119"/><text:bookmark-end text:name="_Toc419462486"/></text:h>
      <text:p text:style-name="Standard"><text:span text:style-name="T1">These settings are used when ZT Studio converts graphic files (let’s say .PNG-files) to the ZT1 Graphic file format.</text:span></text:p>
      <text:p text:style-name="Standard"><text:span text:style-name="T2">Add “ZT Animation File”-bytes even if there’s no “extra frame”: <text:line-break/></text:span><text:span text:style-name="T16">Default value: checked.<text:line-break/></text:span><text:span text:style-name="T1">This is a detail in the file format of ZT1 Graphic files. Often, the first bytes in the format spell “FATZ”. But </text:span><text:span text:style-name="T10">they should be read reversed:</text:span><text:span text:style-name="T1"> “ZTAF”, which probably stands for Zoo Tycoon Animation File. These bytes are present in some official files, but not in all. It’s most commonly used in files where there is an extra frame in the file format, such as in graphics of the original Restaurant. For the explanation about this extra frame, please refer to documentation about the ZT1 file format.</text:span></text:p>
      <text:p text:style-name="Standard"><text:span text:style-name="T2">Create/update .ani-file</text:span><text:span text:style-name="T1">:</text:span><text:span text:style-name="T2"> <text:line-break/></text:span><text:span text:style-name="T16">Default value: checked.<text:line-break/></text:span><text:span text:style-name="T1">This option will try to generate a new .ani-file in a folder. It will do so based on the names of ZT1 Graphics it detects in the folder. It will look for 4 typical configurations which are most frequent in ZT1 (there are a few exceptions though, e.g. dust cloud):</text:span></text:p>
      <text:list xml:id="list182634504868652" text:continue-list="list2619410181" text:style-name="WWNum2">
        <text:list-item>
          <text:p text:style-name="P12"><text:span text:style-name="T1">N<text:line-break/>All sorts of icons</text:span></text:p>
        </text:list-item>
        <text:list-item>
          <text:p text:style-name="P12"><text:span text:style-name="T1">NE/NW/SE/SW<text:line-break/>All sorts of objects, buildings, foliage etc.</text:span></text:p>
        </text:list-item>
        <text:list-item>
          <text:p text:style-name="P12"><text:span text:style-name="T1">N/NE/E/SE/S<text:line-break/>All sorts of moving creatures, such as animals, guests, staff</text:span></text:p>
        </text:list-item>
        <text:list-item>
          <text:p text:style-name="P12"><text:span text:style-name="T1">1, 2, 3, … , 20<text:line-break/>Paths</text:span></text:p>
        </text:list-item>
      </text:list>
      <text:p text:style-name="Standard"><text:span text:style-name="T1">This is currently considered an experimental feature.</text:span></text:p>
      <text:p text:style-name="P24"/>
      <text:h text:style-name="Heading_20_3" text:outline-level="3"><text:bookmark-start text:name="_Toc419462487"/><text:bookmark-start text:name="__RefHeading___Toc2295_4115315119"/><text:span text:style-name="T1">When writing PNG Graphics:</text:span><text:bookmark-end text:name="_Toc419462487"/><text:bookmark-end text:name="__RefHeading___Toc2295_4115315119"/></text:h>
      <text:p text:style-name="Standard"><text:span text:style-name="T1">These settings are used when ZT Studio converts ZT1 Graphic files to a series of .PNG-files.</text:span></text:p>
      <text:p text:style-name="Standard"><text:span text:style-name="T2">Canvas:<text:line-break/></text:span><text:span text:style-name="T16">Default: Keep canvas size.</text:span><text:span text:style-name="T1"><text:line-break/></text:span><text:soft-page-break/><text:span text:style-name="T1">These settings are all related to the image size of the .PNG-files that will be created.<text:line-break/>With “image canvas size”, we mean the width and height of the preview area, in pixels.<text:line-break/>With “relevant pixels”, we mean all pixels which are not transparent (so: colored.)</text:span></text:p>
      <text:list xml:id="list349118940" text:style-name="WWNum4">
        <text:list-item>
          <text:p text:style-name="P15"><text:span text:style-name="T2">Keep canvas size (&lt;variable image canvas format&gt;)<text:line-break/></text:span><text:span text:style-name="T1">This will create .PNG files which have the same size as in the preview window. <text:line-break/>If you have a very small ZT1 Graphic, the image canvas will still be the same as for any other ZT1 Graphic you might export with this setting. No need to worry about file sizes, PNG is a very good format and the size remains quite small. This option is recommended. If you export a PNG this way and reimport it, you won’t need to re-adjust any offsets.<text:line-break/></text:span><text:span text:style-name="T21"></text:span><text:span text:style-name="T1"> If you have a ZT1 Graphic of 5x5 pixels, your PNG will be &lt;variable image canvas size&gt;<text:line-break/></text:span></text:p>
        </text:list-item>
        <text:list-item>
          <text:p text:style-name="P15"><text:span text:style-name="T2">Crop to largest relevant width / height in this graphic<text:line-break/></text:span><text:span text:style-name="T1">This setting will crop each .PNG file to only the relevant canvas size, considering all the frames in the ZT1 Graphic.<text:line-break/></text:span><text:span text:style-name="T21"></text:span><text:span text:style-name="T1"> This takes all frames in consideration. Based on the most top left relevant pixel of all frames, and the most bottom right one, all PNG files will be cropped to this size.<text:line-break/></text:span><text:span text:style-name="T2"> </text:span></text:p>
        </text:list-item>
        <text:list-item>
          <text:p text:style-name="P15"><text:span text:style-name="T2">Crop to relevant width / height of this frame<text:line-break/></text:span><text:span text:style-name="T1">This setting will crop each .PNG file to only the relevant canvas size of the particular frame.<text:line-break/></text:span><text:span text:style-name="T21"></text:span><text:span text:style-name="T1"> If the graphic in your frame consists of 5x5 pixels, your PNG will be 5x5 pixels.</text:span></text:p>
        </text:list-item>
      </text:list>
      <text:p text:style-name="P17"/>
      <text:h text:style-name="Heading_20_3" text:outline-level="3"><text:bookmark-start text:name="__RefHeading___Toc2297_4115315119"/><text:span text:style-name="T1">Editing graphics</text:span><text:bookmark-end text:name="__RefHeading___Toc2297_4115315119"/></text:h>
      <text:p text:style-name="Standard"><text:span text:style-name="T2">Adjust offsets of a single frame (instead of all frames in the graphic) when "rotation fixing"<text:line-break/></text:span><text:span text:style-name="T16">Default: disabled.</text:span><text:span text:style-name="T2"><text:line-break/></text:span><text:span text:style-name="T1">Rotation fixing is a term which comes down to adjusting offsets. In simple words: most new graphics you import in ZT1, are not in the right position. Adjusting is necessary: move the graphic up/down, left/right.</text:span></text:p>
      <text:p text:style-name="Standard"><text:span text:style-name="T1">This can be done separately for each frame, if you enable this.<text:line-break/>Most of the times however, you’ll want to adjust all frames simultaneously.</text:span></text:p>
      <text:p text:style-name="P24"/>
      <text:p text:style-name="Standard"><text:bookmark-start text:name="_Toc419462490"/></text:p>
      <text:h text:style-name="P8" text:outline-level="2"><text:bookmark-start text:name="__RefHeading___Toc2299_4115315119"/><text:span text:style-name="T1">Recommendations</text:span><text:bookmark-end text:name="__RefHeading___Toc2299_4115315119"/></text:h>
      <text:p text:style-name="Standard"><text:span text:style-name="T1">ZT Studio was primarily designed to convert graphics from one format to the other in batch: <text:line-break/>ZT1 Graphic files </text:span><text:span text:style-name="T21"></text:span><text:span text:style-name="T1"> series of .PNG-files. It’s performing best in that way.</text:span></text:p>
      <text:p text:style-name="Standard"><text:span text:style-name="T1">For this to work, ZT Studio expects the </text:span><text:span text:style-name="T2">root folder</text:span><text:span text:style-name="T1"> to be set (see </text:span><text:span text:style-name="T5">Settings</text:span><text:span text:style-name="T1">).<text:line-break/>Under the root folder, you should have something like this for a basic non-animated object:</text:span></text:p>
      <table:table table:name="Table1" table:style-name="Table1">
        <table:table-column table:style-name="Table1.A"/>
        <table:table-column table:style-name="Table1.B"/>
        <table:table-row table:style-name="Table1.1">
          <table:table-cell table:style-name="Table1.A1" office:value-type="string">
            <text:p text:style-name="P46"><text:span text:style-name="T2">Example of a ZT1 Graphic:<text:line-break/></text:span><text:span text:style-name="T1">objects\abcd1234\idle\NE<text:line-break/>objects\abcd1234\idle\NW <text:line-break/>objects\abcd1234\idle\SE<text:line-break/>objects\abcd1234\idle\SW <text:line-break/>objects\abcd1234\idle\idle.ani objects\abcd1234\abcd1234.pal</text:span></text:p>
          </table:table-cell>
          <table:table-cell table:style-name="Table1.A1" office:value-type="string">
            <text:p text:style-name="P46"><text:span text:style-name="T2">Example of .PNG-files (only 1 frame / view ):<text:line-break/></text:span><text:span text:style-name="T1">objects\abcd1234\idle\NE_0000.PNG<text:line-break/>objects\abcd1234\idle\NW_0000.PNG<text:line-break/>objects\abcd1234\idle\SE_0000.PNG<text:line-break/>objects\abcd1234\idle\SW_0000.PNG</text:span></text:p>
          </table:table-cell>
        </table:table-row>
      </table:table>
      <text:p text:style-name="P24"/>
      <text:p text:style-name="Standard"><text:span text:style-name="T1">Using the batch conversion feature, you can convert a ZT1 Graphic with all its views (NE, NW, SE, SW) to .PNG-files, or the other way around. </text:span></text:p>
      <text:p text:style-name="P24"/>
      <text:p text:style-name="P33"/>
      <text:h text:style-name="P8" text:outline-level="2"><text:bookmark-start text:name="__RefHeading___Toc2301_4115315119"/><text:span text:style-name="T1">Command line</text:span><text:bookmark-end text:name="__RefHeading___Toc2301_4115315119"/><text:bookmark-end text:name="_Toc419462490"/></text:h>
      <text:h text:style-name="P9" text:outline-level="3">Settings </text:h>
      <text:p text:style-name="P36">Only applied for this run, NOT automatically saved.</text:p>
      <text:p text:style-name="P41"><text:span text:style-name="T37">Prefix: </text:span><text:span text:style-name="T29">/c</text:span><text:span text:style-name="T31">onversionOptions</text:span><text:span text:style-name="T38">.&lt;Setting&gt;</text:span><text:span text:style-name="T29">:</text:span><text:span text:style-name="T38">&lt;Value&gt;</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3">Setting</text:p>
          </table:table-cell>
          <table:table-cell table:style-name="Table4.A1" office:value-type="string">
            <text:p text:style-name="P63">Value</text:p>
          </table:table-cell>
          <table:table-cell table:style-name="Table4.A1" office:value-type="string">
            <text:p text:style-name="P63">Explanation</text:p>
          </table:table-cell>
        </table:table-row>
        <table:table-row table:style-name="Table4.1">
          <table:table-cell table:style-name="Table4.A2" office:value-type="string">
            <text:p text:style-name="P70">d<text:span text:style-name="T48">eleteOriginal</text:span></text:p>
          </table:table-cell>
          <table:table-cell table:style-name="Table4.A2" office:value-type="string">
            <text:p text:style-name="P50"><text:span text:style-name="T1">0<text:line-break/>1</text:span></text:p>
          </table:table-cell>
          <table:table-cell table:style-name="Table4.A2" office:value-type="string">
            <text:p text:style-name="P82"><text:span text:style-name="T1">Don’t delete original files</text:span></text:p>
            <text:p text:style-name="P82"><text:span text:style-name="T1">Delete original files</text:span></text:p>
          </table:table-cell>
        </table:table-row>
        <table:table-row table:style-name="Table4.1">
          <table:table-cell table:style-name="Table4.A2" office:value-type="string">
            <text:p text:style-name="P59">f<text:span text:style-name="T48">ilenameDelimiter</text:span></text:p>
          </table:table-cell>
          <table:table-cell table:style-name="Table4.A2" office:value-type="string">
            <text:p text:style-name="P82">Character<text:line-break/>Often _ </text:p>
          </table:table-cell>
          <table:table-cell table:style-name="Table4.A2" office:value-type="string">
            <text:p text:style-name="P59">D<text:span text:style-name="T48">efines the delimiter used in file names.<text:line-break/>This is the (optional, could be empty) character that is used between the name of the ZT1 Graphic (e.g. NE) and the PNG exported frame(s) (e.g. NE_0000.png, NE_0001.png, … )</text:span></text:p>
          </table:table-cell>
        </table:table-row>
        <table:table-row table:style-name="Table4.1">
          <table:table-cell table:style-name="Table4.A1" office:value-type="string">
            <text:p text:style-name="P70">o<text:span text:style-name="T48">verwrite</text:span></text:p>
          </table:table-cell>
          <table:table-cell table:style-name="Table4.A1" office:value-type="string">
            <text:p text:style-name="P50"><text:span text:style-name="T1">0</text:span></text:p>
            <text:p text:style-name="P50"><text:span text:style-name="T1">1</text:span></text:p>
          </table:table-cell>
          <table:table-cell table:style-name="Table4.A1" office:value-type="string">
            <text:p text:style-name="P71">D<text:span text:style-name="T49">on’t overwrite any existing destination files<text:line-break/>Overwrite any existing destination files<text:line-break/></text:span><text:span text:style-name="T45">Note: currently ZT Studio always overwrites, this setting is currently ignored!</text:span></text:p>
          </table:table-cell>
        </table:table-row>
        <table:table-row table:style-name="Table4.1">
          <table:table-cell table:style-name="Table4.A1" office:value-type="string">
            <text:p text:style-name="P71"><text:span text:style-name="T50">pngFilesIndex</text:span></text:p>
          </table:table-cell>
          <table:table-cell table:style-name="Table4.A1" office:value-type="string">
            <text:p text:style-name="P59"><text:span text:style-name="T1">0</text:span></text:p>
            <text:p text:style-name="P59"><text:span text:style-name="T1">1</text:span></text:p>
          </table:table-cell>
          <table:table-cell table:style-name="Table4.A1" office:value-type="string">
            <text:p text:style-name="P73">Assumes 0 as first file to read or write (e.g. NE_0000.png)<text:line-break/>Assumes 1 as first file to read or write (e.g. NE_0001.png)</text:p>
          </table:table-cell>
        </table:table-row>
        <table:table-row table:style-name="Table4.1">
          <table:table-cell table:style-name="Table4.A2" office:value-type="string">
            <text:p text:style-name="P60"><text:span text:style-name="T50">sharedPalette</text:span></text:p>
          </table:table-cell>
          <table:table-cell table:style-name="Table4.A2" office:value-type="string">
            <text:p text:style-name="P59">0</text:p>
            <text:p text:style-name="P59">1</text:p>
          </table:table-cell>
          <table:table-cell table:style-name="Table4.A2" office:value-type="string">
            <text:p text:style-name="P84">Use separate palette. One for each graphic.<text:line-break/>Try to use a shared color palette for all graphics.</text:p>
            <text:p text:style-name="P52"><text:span text:style-name="T49"><text:line-break/>This expects an already generated palette. </text:span></text:p>
            <text:p text:style-name="P67"><text:line-break/>Priority: folder level. Deeper = higher priority.</text:p>
            <text:p text:style-name="P52"><text:span text:style-name="T49">This can be in the same folder the destination graphic comes, or any above. More specific (deeper in folder structure) gets priority. </text:span></text:p>
            <text:p text:style-name="P51"><text:line-break/><text:span text:style-name="T32">Priority: file type. .PAL &gt; .GPL &gt; .PNG</text:span></text:p>
            <text:p text:style-name="P51"><text:span text:style-name="T49">The palette present can be a .pal file, .gpl (Gimp Palette) or .png. If multiple files are present, they are processed in the order above and the first one found is used.<text:line-break/></text:span></text:p>
          </table:table-cell>
        </table:table-row>
      </table:table>
      <text:p text:style-name="P28"/>
      <text:p text:style-name="P39"><text:span text:style-name="T37">Prefix: </text:span><text:span text:style-name="T29">/exportOptions</text:span><text:span text:style-name="T38">.&lt;Setting&gt;</text:span><text:span text:style-name="T29">:</text:span><text:span text:style-name="T38">&lt;Value&g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Setting</text:p>
          </table:table-cell>
          <table:table-cell table:style-name="Table2.A1" office:value-type="string">
            <text:p text:style-name="P62">Value</text:p>
          </table:table-cell>
          <table:table-cell table:style-name="Table2.A1" office:value-type="string">
            <text:p text:style-name="P62">Explanation</text:p>
          </table:table-cell>
        </table:table-row>
        <table:table-row table:style-name="Table2.1">
          <table:table-cell table:style-name="Table2.A2" office:value-type="string">
            <text:p text:style-name="P48"><text:span text:style-name="T10">PngCrop</text:span></text:p>
          </table:table-cell>
          <table:table-cell table:style-name="Table2.A2" office:value-type="string">
            <text:p text:style-name="P46"><text:span text:style-name="T1">0<text:line-break/>1<text:line-break/>2</text:span></text:p>
          </table:table-cell>
          <table:table-cell table:style-name="Table2.A2" office:value-type="string">
            <text:p text:style-name="P46"><text:span text:style-name="T1">Keep canvas size.<text:line-break/>Crop to relevant pixels of frame.<text:line-break/>Crop to relevant pixels of graphic.</text:span></text:p>
          </table:table-cell>
        </table:table-row>
        <table:table-row table:style-name="Table2.1">
          <table:table-cell table:style-name="Table2.A2" office:value-type="string">
            <text:p text:style-name="P48"><text:span text:style-name="T37">PngRenderExtraframe</text:span></text:p>
          </table:table-cell>
          <table:table-cell table:style-name="Table2.A2" office:value-type="string">
            <text:p text:style-name="P58">0</text:p>
            <text:p text:style-name="P58">1</text:p>
          </table:table-cell>
          <table:table-cell table:style-name="Table2.A2" office:value-type="string">
            <text:p text:style-name="P58">Don’t render last frame as background</text:p>
            <text:p text:style-name="P58">Render last frame as background (e.g. restaurant)</text:p>
          </table:table-cell>
        </table:table-row>
        <table:table-row table:style-name="Table2.1">
          <table:table-cell table:style-name="Table2.A1" office:value-type="string">
            <text:p text:style-name="P48"><text:span text:style-name="T10">PngRenderExtraGraphic</text:span></text:p>
          </table:table-cell>
          <table:table-cell table:style-name="Table2.A1" office:value-type="string">
            <text:p text:style-name="P46"><text:span text:style-name="T1">0</text:span></text:p>
            <text:p text:style-name="P46"><text:span text:style-name="T1">1</text:span></text:p>
          </table:table-cell>
          <table:table-cell table:style-name="Table2.A1" office:value-type="string">
            <text:p text:style-name="P58"><text:span text:style-name="T1">Renders another ZT1 graphic as background.<text:line-break/>Note: not implemented; needs another parameter to specify the background. (e.g. Orang Utan using toy)</text:span></text:p>
          </table:table-cell>
        </table:table-row>
        <table:table-row table:style-name="Table2.1">
          <table:table-cell table:style-name="Table2.A1" office:value-type="string">
            <text:p text:style-name="P48"><text:span text:style-name="T10">PngRenderTransparentBG</text:span></text:p>
          </table:table-cell>
          <table:table-cell table:style-name="Table2.A1" office:value-type="string">
            <text:p text:style-name="P58"><text:span text:style-name="T1">0</text:span></text:p>
            <text:p text:style-name="P58"><text:span text:style-name="T1">1</text:span></text:p>
          </table:table-cell>
          <table:table-cell table:style-name="Table2.A1" office:value-type="string">
            <text:p text:style-name="P58"><text:span text:style-name="T1">Renders the specified background color for ZT Studio</text:span></text:p>
            <text:p text:style-name="P58"><text:span text:style-name="T1">Renders background fully transparent.</text:span></text:p>
          </table:table-cell>
        </table:table-row>
        <table:table-row table:style-name="Table2.1">
          <table:table-cell table:style-name="Table2.A2" office:value-type="string">
            <text:p text:style-name="P46"><text:span text:style-name="T37">ZT1AlwaysAddZTAFBytes</text:span></text:p>
          </table:table-cell>
          <table:table-cell table:style-name="Table2.A2" office:value-type="string">
            <text:p text:style-name="P58">0</text:p>
            <text:p text:style-name="P58">1</text:p>
          </table:table-cell>
          <table:table-cell table:style-name="Table2.A2" office:value-type="string">
            <text:p text:style-name="P58">Don’t add the ZTAF-bytes<text:line-break/>Add the ZTAF-bytes</text:p>
          </table:table-cell>
        </table:table-row>
        <text:soft-page-break/>
        <table:table-row table:style-name="Table2.1">
          <table:table-cell table:style-name="Table2.A1" office:value-type="string">
            <text:p text:style-name="P58"><text:span text:style-name="T9">Z</text:span><text:span text:style-name="T1">T1Ani</text:span></text:p>
          </table:table-cell>
          <table:table-cell table:style-name="Table2.A1" office:value-type="string">
            <text:p text:style-name="P58"><text:span text:style-name="T1">0</text:span></text:p>
            <text:p text:style-name="P58"><text:span text:style-name="T1">1</text:span></text:p>
          </table:table-cell>
          <table:table-cell table:style-name="Table2.A1" office:value-type="string">
            <text:p text:style-name="P58"><text:span text:style-name="T1">Do not generate .ani file</text:span></text:p>
          </table:table-cell>
        </table:table-row>
      </table:table>
      <text:p text:style-name="P24"/>
      <text:p text:style-name="P42"><text:span text:style-name="T37">Prefix: </text:span><text:span text:style-name="T29">/p</text:span><text:span text:style-name="T33">review</text:span><text:span text:style-name="T38">.&lt;Setting&gt;</text:span><text:span text:style-name="T29">:</text:span><text:span text:style-name="T38">&lt;Value&g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4">Setting</text:p>
          </table:table-cell>
          <table:table-cell table:style-name="Table5.A1" office:value-type="string">
            <text:p text:style-name="P64">Value</text:p>
          </table:table-cell>
          <table:table-cell table:style-name="Table5.A1" office:value-type="string">
            <text:p text:style-name="P64">Explanation</text:p>
          </table:table-cell>
        </table:table-row>
        <table:table-row table:style-name="Table5.1">
          <table:table-cell table:style-name="Table5.A2" office:value-type="string">
            <text:p text:style-name="P53"><text:span text:style-name="T10">b</text:span><text:span text:style-name="T12">gColor</text:span></text:p>
          </table:table-cell>
          <table:table-cell table:style-name="Table5.A2" office:value-type="string">
            <text:p text:style-name="P75">VB.Net color</text:p>
          </table:table-cell>
          <table:table-cell table:style-name="Table5.A2" office:value-type="string">
            <text:p text:style-name="P77">S<text:span text:style-name="T51">ets the background color</text:span></text:p>
          </table:table-cell>
        </table:table-row>
        <table:table-row table:style-name="Table5.1">
          <table:table-cell table:style-name="Table5.A2" office:value-type="string">
            <text:p text:style-name="P61"><text:span text:style-name="T51">fgColor</text:span></text:p>
          </table:table-cell>
          <table:table-cell table:style-name="Table5.A2" office:value-type="string">
            <text:p text:style-name="P83">V<text:span text:style-name="T51">B.Net color</text:span></text:p>
          </table:table-cell>
          <table:table-cell table:style-name="Table5.A2" office:value-type="string">
            <text:p text:style-name="P61">S<text:span text:style-name="T51">ets the foreground color (grid lines)</text:span></text:p>
          </table:table-cell>
        </table:table-row>
        <table:table-row table:style-name="Table5.1">
          <table:table-cell table:style-name="Table5.A1" office:value-type="string">
            <text:p text:style-name="P54"><text:span text:style-name="T10">z</text:span><text:span text:style-name="T12">oom</text:span></text:p>
          </table:table-cell>
          <table:table-cell table:style-name="Table5.A1" office:value-type="string">
            <text:p text:style-name="P86"><text:span text:style-name="T1">1</text:span></text:p>
          </table:table-cell>
          <table:table-cell table:style-name="Table5.A1" office:value-type="string">
            <text:p text:style-name="P87">Unimplemented. Zoom level of graphic.</text:p>
          </table:table-cell>
        </table:table-row>
        <table:table-row table:style-name="Table5.1">
          <table:table-cell table:style-name="Table5.A1" office:value-type="string">
            <text:p text:style-name="P79">f<text:span text:style-name="T51">ootprintX</text:span></text:p>
          </table:table-cell>
          <table:table-cell table:style-name="Table5.A1" office:value-type="string">
            <text:p text:style-name="P55"><text:span text:style-name="T10">2 - …</text:span></text:p>
          </table:table-cell>
          <table:table-cell table:style-name="Table5.A1" office:value-type="string">
            <text:p text:style-name="P74">S<text:span text:style-name="T52">ets the footprint of the X-axis. Jumps by 2.<text:line-break/>So either 2, 4, 6 , 8 ….<text:line-break/></text:span><text:span text:style-name="T46">Limit</text:span><text:span text:style-name="T52"> not documented yet.</text:span></text:p>
          </table:table-cell>
        </table:table-row>
        <table:table-row table:style-name="Table5.1">
          <table:table-cell table:style-name="Table5.A2" office:value-type="string">
            <text:p text:style-name="P79">f<text:span text:style-name="T51">ootprintY</text:span></text:p>
          </table:table-cell>
          <table:table-cell table:style-name="Table5.A2" office:value-type="string">
            <text:p text:style-name="P55"><text:span text:style-name="T10">2 - …</text:span></text:p>
          </table:table-cell>
          <table:table-cell table:style-name="Table5.A2" office:value-type="string">
            <text:p text:style-name="P55"><text:span text:style-name="T14">S</text:span><text:span text:style-name="T13">ets the footprint of the Y-axis. Jumps by 2.<text:line-break/>So either 2, 4, 6 , 8 ….<text:line-break/></text:span><text:span text:style-name="T44">Limit</text:span><text:span text:style-name="T13"> not documented yet.</text:span></text:p>
          </table:table-cell>
        </table:table-row>
      </table:table>
      <text:p text:style-name="P43"/>
      <text:p text:style-name="P44"><text:span text:style-name="T37">Prefix: </text:span><text:span text:style-name="T29">/</text:span><text:span text:style-name="T34">e</text:span><text:span text:style-name="T35">diting</text:span><text:span text:style-name="T38">.&lt;Setting&gt;</text:span><text:span text:style-name="T29">:</text:span><text:span text:style-name="T38">&lt;Value&gt;</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6">Setting</text:p>
          </table:table-cell>
          <table:table-cell table:style-name="Table8.A1" office:value-type="string">
            <text:p text:style-name="P66">Value</text:p>
          </table:table-cell>
          <table:table-cell table:style-name="Table8.A1" office:value-type="string">
            <text:p text:style-name="P66">Explanation</text:p>
          </table:table-cell>
        </table:table-row>
        <table:table-row table:style-name="Table8.1">
          <table:table-cell table:style-name="Table8.A2" office:value-type="string">
            <text:p text:style-name="P56"><text:span text:style-name="T15">animationSpeed</text:span></text:p>
          </table:table-cell>
          <table:table-cell table:style-name="Table8.A2" office:value-type="string">
            <text:p text:style-name="P81">100 - ?</text:p>
          </table:table-cell>
          <table:table-cell table:style-name="Table8.A2" office:value-type="string">
            <text:p text:style-name="P81">Sets default animation speed. <text:line-break/>Minimum value recommended is 100.<text:line-break/>Recommended value is 125</text:p>
          </table:table-cell>
        </table:table-row>
        <table:table-row table:style-name="Table8.1">
          <table:table-cell table:style-name="Table8.A2" office:value-type="string">
            <text:p text:style-name="P85">IndividualRotationFix</text:p>
          </table:table-cell>
          <table:table-cell table:style-name="Table8.A2" office:value-type="string">
            <text:p text:style-name="P81">0<text:line-break/>1</text:p>
          </table:table-cell>
          <table:table-cell table:style-name="Table8.A2" office:value-type="string">
            <text:p text:style-name="P56"><text:span text:style-name="T15">Changes apply to ALL frames of the graphic<text:line-break/>Changes apply to ONE frame of the graphic</text:span></text:p>
          </table:table-cell>
        </table:table-row>
      </table:table>
      <text:p text:style-name="P44"/>
      <text:p text:style-name="P44"><text:span text:style-name="T37">Prefix: </text:span><text:span text:style-name="T29">/</text:span><text:span text:style-name="T34">paths</text:span><text:span text:style-name="T38">.&lt;Setting&gt;</text:span><text:span text:style-name="T29">:</text:span><text:span text:style-name="T38">&lt;Value&g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5">Setting</text:p>
          </table:table-cell>
          <table:table-cell table:style-name="Table6.A1" office:value-type="string">
            <text:p text:style-name="P65">Value</text:p>
          </table:table-cell>
          <table:table-cell table:style-name="Table6.A1" office:value-type="string">
            <text:p text:style-name="P65">Explanation</text:p>
          </table:table-cell>
        </table:table-row>
        <table:table-row table:style-name="Table6.1">
          <table:table-cell table:style-name="Table6.A2" office:value-type="string">
            <text:p text:style-name="P72"><text:span text:style-name="T52">root</text:span></text:p>
          </table:table-cell>
          <table:table-cell table:style-name="Table6.A2" office:value-type="string">
            <text:p text:style-name="P76">“<text:span text:style-name="T52">folder”</text:span></text:p>
          </table:table-cell>
          <table:table-cell table:style-name="Table6.A2" office:value-type="string">
            <text:p text:style-name="P78">S<text:span text:style-name="T52">ets the root folder name</text:span></text:p>
          </table:table-cell>
        </table:table-row>
      </table:table>
      <text:p text:style-name="P43"/>
      <text:p text:style-name="P43"><text:span text:style-name="T37">Prefix: </text:span><text:span text:style-name="T29">/</text:span><text:span text:style-name="T34">extra</text:span><text:span text:style-name="T38">.&lt;Setting&gt;</text:span><text:span text:style-name="T29">:</text:span><text:span text:style-name="T38">&lt;Value&g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5">Setting</text:p>
          </table:table-cell>
          <table:table-cell table:style-name="Table7.A1" office:value-type="string">
            <text:p text:style-name="P65">Value</text:p>
          </table:table-cell>
          <table:table-cell table:style-name="Table7.A1" office:value-type="string">
            <text:p text:style-name="P65">Explanation</text:p>
          </table:table-cell>
        </table:table-row>
        <table:table-row table:style-name="Table7.1">
          <table:table-cell table:style-name="Table7.A2" office:value-type="string">
            <text:p text:style-name="P72">C<text:span text:style-name="T52">olorQuantization</text:span></text:p>
          </table:table-cell>
          <table:table-cell table:style-name="Table7.A2" office:value-type="string">
            <text:p text:style-name="P80">0<text:line-break/>1</text:p>
          </table:table-cell>
          <table:table-cell table:style-name="Table7.A2" office:value-type="string">
            <text:p text:style-name="P78">D<text:span text:style-name="T52">o not apply<text:line-break/>Apply<text:line-break/><text:line-break/>If a graphic contains more than 255 colors, ZT Studio will not throw an error message. Instead, it will continue and look for the best possible match with the 255 colors which were first processed.</text:span></text:p>
          </table:table-cell>
        </table:table-row>
      </table:table>
      <text:p text:style-name="P29"/>
      <text:h text:style-name="P10" text:outline-level="3">Actions</text:h>
      <text:p text:style-name="P40"><text:span text:style-name="T37">Prefix: </text:span><text:span text:style-name="T29">/a</text:span><text:span text:style-name="T28">c</text:span><text:span text:style-name="T30">t</text:span><text:span text:style-name="T28">ion</text:span><text:span text:style-name="T38">.&lt;A</text:span><text:span text:style-name="T39">ction</text:span><text:span text:style-name="T38">&gt;</text:span><text:span text:style-name="T29">:</text:span><text:span text:style-name="T38">&lt;Value&g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text:span text:style-name="T11">convertFile.toPNG</text:span></text:p>
          </table:table-cell>
          <table:table-cell table:style-name="Table3.A1" office:value-type="string">
            <text:p text:style-name="P47"><text:span text:style-name="T1">“&lt;filename&gt;”</text:span></text:p>
          </table:table-cell>
          <table:table-cell table:style-name="Table3.A1" office:value-type="string">
            <text:p text:style-name="P47"><text:span text:style-name="T1">File to convert</text:span></text:p>
          </table:table-cell>
        </table:table-row>
        <table:table-row table:style-name="Table3.1">
          <table:table-cell table:style-name="Table3.A2" office:value-type="string">
            <text:p text:style-name="P49"><text:span text:style-name="T47">convertFile.toZT1</text:span></text:p>
          </table:table-cell>
          <table:table-cell table:style-name="Table3.A2" office:value-type="string">
            <text:p text:style-name="P47">“<text:span text:style-name="T36">&lt;filename”&gt;</text:span></text:p>
          </table:table-cell>
          <table:table-cell table:style-name="Table3.A2" office:value-type="string">
            <text:p text:style-name="P57">File to convert</text:p>
          </table:table-cell>
        </table:table-row>
        <table:table-row table:style-name="Table3.1">
          <table:table-cell table:style-name="Table3.A1" office:value-type="string">
            <text:p text:style-name="P69"><text:span text:style-name="T36">c</text:span>onvertFolder.toPNG</text:p>
          </table:table-cell>
          <table:table-cell table:style-name="Table3.A1" office:value-type="string">
            <text:p text:style-name="P47"><text:span text:style-name="T1">“&lt;folder&gt;”</text:span></text:p>
          </table:table-cell>
          <table:table-cell table:style-name="Table3.A1" office:value-type="string">
            <text:p text:style-name="P47"><text:span text:style-name="T1">Folder to convert. Expects a root folder.</text:span></text:p>
          </table:table-cell>
        </table:table-row>
        <table:table-row table:style-name="Table3.1">
          <table:table-cell table:style-name="Table3.A2" office:value-type="string">
            <text:p text:style-name="P68">convertFolder.toZT1</text:p>
          </table:table-cell>
          <table:table-cell table:style-name="Table3.A2" office:value-type="string">
            <text:p text:style-name="P47">“<text:span text:style-name="T36">&lt;folder&gt;”</text:span></text:p>
          </table:table-cell>
          <table:table-cell table:style-name="Table3.A2" office:value-type="string">
            <text:p text:style-name="P57">Folder to convert. Expects a root folder</text:p>
          </table:table-cell>
        </table:table-row>
      </table:table>
      <text:h text:style-name="P7" text:outline-level="1"><text:bookmark-start text:name="_Toc419462491"/><text:bookmark-start text:name="__RefHeading___Toc2303_4115315119"/><text:span text:style-name="T1">Quick how-to’s</text:span><text:bookmark-end text:name="_Toc419462491"/><text:bookmark-end text:name="__RefHeading___Toc2303_4115315119"/></text:h>
      <text:p text:style-name="P24"/>
      <text:h text:style-name="Heading_20_2" text:outline-level="2"><text:bookmark-start text:name="_Toc419462492"/><text:bookmark-start text:name="__RefHeading___Toc2305_4115315119"/><text:span text:style-name="T1">Basic functionality</text:span><text:bookmark-end text:name="_Toc419462492"/><text:bookmark-end text:name="__RefHeading___Toc2305_4115315119"/></text:h>
      <text:p text:style-name="Standard"><text:span text:style-name="T1">To be described. Will be done at a later stage, since you can figure out most of this quite easily. <text:line-break/>This will simply document what buttons do: save/open files etc. </text:span></text:p>
      <text:p text:style-name="Standard"><text:span text:style-name="T1">It will also show slightly more advanced stuff, like seeing how the Orang Utan swings on the ropes.</text:span></text:p>
      <text:p text:style-name="P24"/>
      <text:h text:style-name="Heading_20_2" text:outline-level="2"><text:bookmark-start text:name="_Toc419462493"/><text:bookmark-start text:name="__RefHeading___Toc2307_4115315119"/><text:span text:style-name="T1">Batch convert files ( ZT1 to PNG and PNG to ZT1 )</text:span><text:bookmark-end text:name="_Toc419462493"/><text:bookmark-end text:name="__RefHeading___Toc2307_4115315119"/></text:h>
      <text:p text:style-name="Standard"><text:span text:style-name="T1">This is by far one of the most useful features of ZT Studio. It allows you to save quite some time.</text:span></text:p>
      <text:p text:style-name="Standard"><text:span text:style-name="T1">Currently, ZT Studio features two types of batch conversions:</text:span></text:p>
      <text:list xml:id="list182635097553308" text:continue-list="list182634504868652" text:style-name="WWNum2">
        <text:list-item>
          <text:p text:style-name="P12"><text:span text:style-name="T1">From ZT1 Graphics to .PNG-files</text:span></text:p>
        </text:list-item>
        <text:list-item>
          <text:p text:style-name="P12"><text:span text:style-name="T1">From .PNG-files to ZT1 Graphics</text:span></text:p>
        </text:list-item>
      </text:list>
      <text:p text:style-name="Standard"><text:span text:style-name="T1">A PNG file supports transparency, but no animation.<text:line-break/>A ZT1 Graphic also supports transparency. In some cases, there’s only 1 frame, in other situations there are multiple frames.</text:span></text:p>
      <text:p text:style-name="Standard"><text:span text:style-name="T1">If you choose to perform a batch conversion, there are a few different options which you can adjust to your wishes. For more information, please read the chapter “Setting up ZT Studio”.</text:span></text:p>
      <text:p text:style-name="Standard"><text:span text:style-name="T1">Most of you can simply choose what kind of conversion you want to perform. </text:span></text:p>
      <text:h text:style-name="Heading_20_3" text:outline-level="3"><text:bookmark-start text:name="_Toc419462494"/><text:bookmark-start text:name="__RefHeading___Toc2309_4115315119"/><text:span text:style-name="T1">From ZT1 Graphics to .PNG-files</text:span><text:bookmark-end text:name="_Toc419462494"/><text:bookmark-end text:name="__RefHeading___Toc2309_4115315119"/></text:h>
      <text:p text:style-name="Standard"><text:span text:style-name="T1">For each ZT1 graphic in the root folder, ZT Studio will generate a .PNG-file for each frame.</text:span></text:p>
      <text:p text:style-name="Standard"><text:span text:style-name="T22">NE, frame 1<text:tab/></text:span><text:span text:style-name="T21"></text:span><text:span text:style-name="T22"> <text:tab/>NE_0000.PNG <text:s/><text:line-break/>NE, frame 2<text:tab/></text:span><text:span text:style-name="T21"></text:span><text:span text:style-name="T22"> <text:tab/>NE_0001.PNG</text:span></text:p>
      <text:p text:style-name="Standard"><text:span text:style-name="T1">( You can also go to ZT Studio’s settings to start counting at 1 rather than at 0 )</text:span></text:p>
      <text:p text:style-name="P24"/>
      <text:h text:style-name="Heading_20_3" text:outline-level="3"><text:bookmark-start text:name="_Toc419462495"/><text:bookmark-start text:name="__RefHeading___Toc2311_4115315119"/><text:span text:style-name="T1">From .PNG-files to ZT1 Graphics</text:span><text:bookmark-end text:name="_Toc419462495"/><text:bookmark-end text:name="__RefHeading___Toc2311_4115315119"/></text:h>
      <text:p text:style-name="Standard"><text:span text:style-name="T1">You have seen the principle above. This works just the other way. <text:line-break/>It is important to properly name your .PNG-files: <text:s/></text:span><text:span text:style-name="T5">name_0000.PNG, name_0001.PNG</text:span><text:span text:style-name="T1"><text:line-break/>So: <text:s/>&lt;desired name of the graphic&gt;_&lt;frame number&gt;.PNG</text:span></text:p>
      <text:p text:style-name="Standard"><text:span text:style-name="T22">NE_0000.PNG<text:tab/></text:span><text:span text:style-name="T21"></text:span><text:span text:style-name="T22"> <text:tab/>NE, frame 1 <text:s/><text:line-break/>NE_0001.PNG<text:tab/></text:span><text:span text:style-name="T21"></text:span><text:span text:style-name="T22"> <text:tab/>NE, frame 2</text:span></text:p>
      <text:p text:style-name="Standard"><text:span text:style-name="T1">( You can also go to ZT Studio’s settings to start counting at 1 rather than at 0 )</text:span></text:p>
      <text:p text:style-name="P24"/>
      <text:h text:style-name="P8" text:outline-level="2"><text:bookmark-start text:name="_Toc419462496"/><text:bookmark-start text:name="__RefHeading___Toc2313_4115315119"/><text:span text:style-name="T1">Creating objects of which you can change the color in-game</text:span><text:bookmark-end text:name="_Toc419462496"/><text:bookmark-end text:name="__RefHeading___Toc2313_4115315119"/></text:h>
      <text:p text:style-name="Standard"><text:span text:style-name="T1">Here I’ll document steps on how to create an object of which the user can select the color.</text:span></text:p>
      <text:p text:style-name="Standard"><text:span text:style-name="T1">Keep in mind that for some steps, you will need proper software for image manipulation. We are using </text:span><text:span text:style-name="T2">GIMP</text:span><text:span text:style-name="T1"> in this example. GIMP is a free and open source alternative to Photoshop.</text:span></text:p>
      <text:p text:style-name="Standard"><text:span text:style-name="T1">The concept is not that difficult, but I do recommend that you’ve got a good understanding of ZT1 buildings.</text:span></text:p>
      <text:p text:style-name="Standard"><text:span text:style-name="T6">Example</text:span><text:span text:style-name="T1">: Jeff’s Umbrella table.</text:span></text:p>
      <text:h text:style-name="Heading_20_3" text:outline-level="3"><text:bookmark-start text:name="_Toc419462497"/><text:bookmark-start text:name="__RefHeading___Toc2315_4115315119"/><text:span text:style-name="T1">Considerations</text:span><text:bookmark-end text:name="_Toc419462497"/><text:bookmark-end text:name="__RefHeading___Toc2315_4115315119"/></text:h>
      <text:p text:style-name="Standard"><text:span text:style-name="T1">Before I share the basic instructions, there’s a few things to take into account.<text:line-break/>If you are creating an item where the user will be able to alter the colors in game, there are a few restrictions to keep in mind.</text:span></text:p>
      <text:list xml:id="list182634603063832" text:continue-numbering="true" text:style-name="WWNum2">
        <text:list-item>
          <text:p text:style-name="P12"><text:span text:style-name="T1">ZT1 has a maximum of 255 (+1 transparent) colors per graphic.</text:span></text:p>
        </text:list-item>
        <text:list-item>
          <text:p text:style-name="P12"><text:span text:style-name="T1">There’s a maximum of 2 sets of colors which can be replaced.<text:line-break/>A typical graphic of this kind will offer you this:</text:span></text:p>
          <text:list>
            <text:list-item>
              <text:p text:style-name="P12"><text:span text:style-name="T1">The first color range / palette consists of 16 colors</text:span></text:p>
            </text:list-item>
            <text:list-item>
              <text:p text:style-name="P12"><text:span text:style-name="T1">The second color range / palette consists of 8 colors</text:span></text:p>
            </text:list-item>
            <text:list-item>
              <text:p text:style-name="P12"><text:span text:style-name="T1">If you have 2 palettes, your range of colors which can’t be changed, is limited to (256 – 16 – 8 =) 231 colors (+ 1 transparent color).</text:span></text:p>
            </text:list-item>
          </text:list>
        </text:list-item>
      </text:list>
      <text:p text:style-name="Standard"><text:span text:style-name="T1">It is recommended to use two colors which are very easy to spot. For example: very fluorescent yellow and pink. These colors will help you to create a color palette in a very specific way. In the game, you’ll never see those two colors anyway – they will be replaced by default colors.</text:span></text:p>
      <text:p text:style-name="Standard"><text:span text:style-name="T1">You can also choose to only use one color palette. I’m not 100% sure if you can choose whether you use only the large or only the small version. You might also be able to use 2 color palettes of 16 colors.</text:span></text:p>
      <text:p text:style-name="Standard"><text:span text:style-name="T1">And last but not least, very important: all your 4 views will have to share one .pal file.</text:span></text:p>
      <text:p text:style-name="Standard"><text:span text:style-name="T1">To sum up:</text:span></text:p>
      <text:list xml:id="list182633636698556" text:continue-numbering="true" text:style-name="WWNum2">
        <text:list-item>
          <text:p text:style-name="P12"><text:span text:style-name="T1">A graphic can contain maximum 2 color ranges of which the color can be replaced.</text:span></text:p>
        </text:list-item>
        <text:list-item>
          <text:p text:style-name="P12"><text:span text:style-name="T1">A custom color palette consists of either 8 or 16 colors. This is the number of colors you will need to define in a color range in your graphic’s color palette. However, you are not required to use all of them.</text:span></text:p>
        </text:list-item>
        <text:list-item>
          <text:p text:style-name="P12"><text:span text:style-name="T1">All your views need to use the same .pal file</text:span></text:p>
        </text:list-item>
      </text:list>
      <text:p text:style-name="P34"/>
      <text:h text:style-name="P11" text:outline-level="3"><text:bookmark-start text:name="_Toc419462498"/><text:bookmark-start text:name="__RefHeading___Toc2317_4115315119"/><text:span text:style-name="T1">Graphics</text:span><text:bookmark-end text:name="_Toc419462498"/><text:bookmark-end text:name="__RefHeading___Toc2317_4115315119"/></text:h>
      <text:p text:style-name="Standard"><text:span text:style-name="T1">So, what does this lead us to?</text:span></text:p>
      <text:list xml:id="list182634721111999" text:continue-numbering="true" text:style-name="WWNum2">
        <text:list-item>
          <text:p text:style-name="P12"><text:span text:style-name="T1">Create the images you’d like to import – in your favorite software. <text:line-break/><text:line-break/>For this example, we’ve combined the picnic table with an umbrella we’ve extracted from a Gift Cart. In this example, we will work with two colors the user will be able to determine in the game. <text:line-break/><text:line-break/>Since this was a graphic to experiment, it was nice to have a part of a graphic of which users can already pick the colors in game. The key point here is to use 2 colors which aren’t used in any other parts of the graphic (e.g. our umbrella is green and yellow; while the bench is mostly brown. <text:s/>If you design from scratch, pick e.g. pink and bright yellow. You’ll never see these colors in game.).</text:span></text:p>
        </text:list-item>
      </text:list>
      <text:p text:style-name="P16"/>
      <text:list xml:id="list182633818714339" text:continue-numbering="true" text:style-name="WWNum2">
        <text:list-item>
          <text:p text:style-name="P12"><text:span text:style-name="T1">Use ZT Studio to create a new view of your object, based on the .PNG image you created in the previous step.</text:span></text:p>
        </text:list-item>
      </text:list>
      <text:p text:style-name="P16"/>
      <text:list xml:id="list182635185884476" text:continue-numbering="true" text:style-name="WWNum2">
        <text:list-item>
          <text:p text:style-name="P12"><text:span text:style-name="T1"><text:s/>ZT Studio should have generated a color palette for you. <text:line-break/>Now, make sure you group each of the two colors at the bottom of this newly generated color palette. In ZT Studio’s main window, you can right click on any color in the color palette displayed at the right. This will show you a small menu, which will allow you to move the color you just right clicked on, all the way to the bottom. </text:span></text:p>
        </text:list-item>
      </text:list>
      <text:p text:style-name="P16"/>
      <text:list xml:id="list182634986081397" text:continue-numbering="true" text:style-name="WWNum2">
        <text:list-item>
          <text:p text:style-name="P12"><text:span text:style-name="T1">Save this graphic once again. This step is necessary to save your adjusted color palette and to have ZT Studio write out the graphic correctly, since the order of your colors has changed.</text:span></text:p>
        </text:list-item>
      </text:list>
      <text:p text:style-name="P16"/>
      <text:list xml:id="list182634066604734" text:continue-numbering="true" text:style-name="WWNum2">
        <text:list-item>
          <text:p text:style-name="P12"><text:span text:style-name="T1">Bonus tip: Specifically for this example: we have 4 views. We only designed one though, and there’s a flipped version. This means: they all use the same colors. So using ZT Studio, we imported the second graphic as well. ZT Studio again generated a color palette. <text:s/>But then we opened the color palette of our first view. From there, we used a feature to replace all colors in the automatically generated color palette. We saved this graphic. We did the same for the two other views. With some clever HEX-editing (or in future versions: using ZT Studio), you can then simply have all graphic files point to the same color palette and remove the 3 other color palette files.</text:span></text:p>
        </text:list-item>
      </text:list>
      <text:p text:style-name="P16"/>
      <text:p text:style-name="P34"/>
      <text:h text:style-name="P11" text:outline-level="3"><text:bookmark-start text:name="_Toc419462499"/><text:bookmark-start text:name="__RefHeading___Toc2319_4115315119"/><text:span text:style-name="T1">Configuration</text:span><text:bookmark-end text:name="_Toc419462499"/><text:bookmark-end text:name="__RefHeading___Toc2319_4115315119"/></text:h>
      <text:p text:style-name="Standard"><text:span text:style-name="T1">I’ll restrict this to the minimum. Your object will need to be configured as a building.</text:span></text:p>
      <text:p text:style-name="Standard"><text:span text:style-name="T5">[Characteristics/Integers]<text:line-break/>cIsColorReplaced = 1</text:span></text:p>
      <text:p text:style-name="Standard"><text:span text:style-name="T1">Add the bottom, add:</text:span></text:p>
      <text:p text:style-name="Standard"><text:span text:style-name="T1">[colorrep]<text:line-break/></text:span><text:span text:style-name="T5">; cr_color is listed below<text:line-break/>color = cr_color<text:line-break/>; cr_part1 is listed in building.ai<text:line-break/>replace = cr_part1<text:line-break/>title = 2300<text:line-break/>defaultpal = scenery/building/pals/brwn16.pal</text:span></text:p>
      <text:p text:style-name="Standard"><text:span text:style-name="T5">; cr_part2 is listed in building.ai<text:line-break/>replace = cr_part2<text:line-break/>title = 2301<text:line-break/>defaultpal = scenery/building/pals/gold8.pal</text:span></text:p>
      <text:p text:style-name="Standard"><text:span text:style-name="T5">[cr_color]<text:line-break/>ncolors = 210<text:line-break/>fullpal = objects/umbtable/idle/SE.pal<text:line-break/>colorpal = objects/umbtable/idle/SE.pal</text:span></text:p>
      <text:p text:style-name="Standard"><text:span text:style-name="T1">So basically, in the </text:span><text:span text:style-name="T5">[colorrep]</text:span><text:span text:style-name="T1"> part you will see a reference to the</text:span><text:span text:style-name="T5"> [cr_color]-</text:span><text:span text:style-name="T1">block. That’s where we simply refer to our color palette. In the original ZT1 files, there is a slight difference. <text:line-break/></text:span><text:span text:style-name="T5">Fullpal</text:span><text:span text:style-name="T1"> will refer to a .pal file containing all colors. <text:line-break/></text:span><text:span text:style-name="T5">Colorpal</text:span><text:span text:style-name="T1"> will only contain the colors which you can’t replace in the game.<text:line-break/></text:span><text:span text:style-name="T5">ncolors</text:span><text:span text:style-name="T1"> is the total number of colors which you can’t replace in the game. Yes, this means we do not even use 255 (+1 transparent) colors in this graphic, otherwise </text:span><text:span text:style-name="T5">ncolors</text:span><text:span text:style-name="T1"> would have been 232.</text:span></text:p>
      <text:p text:style-name="Standard"><text:span text:style-name="T1">As for the other configuration: you can specify the default in game colors, for example: we want the large custom color range to be brown, and the smaller one to be gold. “Title” refers to a string ID.</text:span></text:p>
      <text:p text:style-name="Standard"><text:span text:style-name="T1">For more examples, refer to the graphics and configuration of original buildings.</text:span></text:p>
      <text:h text:style-name="P6" text:outline-level="1"><text:bookmark-start text:name="_Toc419462500"/><text:bookmark-start text:name="__RefHeading___Toc2321_4115315119"/><text:span text:style-name="T1">File formats</text:span><text:bookmark-end text:name="_Toc419462500"/><text:bookmark-end text:name="__RefHeading___Toc2321_4115315119"/></text:h>
      <text:h text:style-name="Heading_20_2" text:outline-level="2"><text:bookmark-start text:name="_Toc419462501"/><text:bookmark-start text:name="__RefHeading___Toc2323_4115315119"/><text:span text:style-name="T1">Overview</text:span><text:bookmark-end text:name="_Toc419462501"/><text:bookmark-end text:name="__RefHeading___Toc2323_4115315119"/></text:h>
      <text:p text:style-name="Standard"><text:span text:style-name="T1">The tool can read and write the following formats:</text:span></text:p>
      <text:list xml:id="list447531697" text:style-name="WWNum1">
        <text:list-item>
          <text:p text:style-name="P22"><text:span text:style-name="T2">ZT1 Graphic</text:span><text:span text:style-name="T1">. These files have no file extension. <text:line-break/></text:span></text:p>
        </text:list-item>
        <text:list-item>
          <text:p text:style-name="P22"><text:span text:style-name="T2">ZT1 Color Palette</text:span><text:span text:style-name="T1"> </text:span><text:span text:style-name="T2">(.pal)</text:span><text:span text:style-name="T1">. <text:line-break/></text:span></text:p>
        </text:list-item>
        <text:list-item>
          <text:p text:style-name="P22"><text:span text:style-name="T2">PNG</text:span><text:span text:style-name="T1">. An image format which has a very good compression level and supports transparency. It only contains a single image = 1 frame.</text:span></text:p>
        </text:list-item>
      </text:list>
      <text:h text:style-name="Heading_20_2" text:outline-level="2"><text:bookmark-start text:name="_Toc419462502"/><text:bookmark-start text:name="__RefHeading___Toc2325_4115315119"/><text:span text:style-name="T1">Different types of ZT1 Graphics</text:span><text:bookmark-end text:name="_Toc419462502"/><text:bookmark-end text:name="__RefHeading___Toc2325_4115315119"/></text:h>
      <text:p text:style-name="Standard"><text:span text:style-name="T1">There are different kind of ZT1 Graphics. This is the list of versions we’ve found so far. <text:s text:c="2"/><text:line-break/>It is possible that there are more.</text:span></text:p>
      <text:list xml:id="list182635308743120" text:continue-numbering="true" text:style-name="WWNum1">
        <text:list-item>
          <text:p text:style-name="P22"><text:span text:style-name="T2">Basic</text:span><text:span text:style-name="T1"><text:tab/><text:tab/><text:tab/><text:tab/>objects/bamboo/idle/SE</text:span></text:p>
        </text:list-item>
        <text:list-item>
          <text:p text:style-name="P22"><text:span text:style-name="T2">ZTAF, no background frame<text:tab/></text:span></text:p>
        </text:list-item>
        <text:list-item>
          <text:p text:style-name="P22"><text:span text:style-name="T2">ZTAF, background frame</text:span><text:span text:style-name="T1"><text:tab/>objects/restrant/used/SE</text:span></text:p>
        </text:list-item>
        <text:list-item>
          <text:p text:style-name="P22"><text:span text:style-name="T2">ZTAF, compressed<text:tab/><text:tab/></text:span><text:span text:style-name="T1">objects/dolphin/m/ssurfswi<text:line-break/></text:span></text:p>
        </text:list-item>
      </text:list>
      <text:p text:style-name="Standard"><text:span text:style-name="T1">The first two types are identical, except for 9 bytes.</text:span></text:p>
      <text:p text:style-name="Standard"><text:span text:style-name="T1"><text:line-break/></text:span><text:span text:style-name="T2">Read<text:line-break/></text:span><text:span text:style-name="T5">APE</text:span><text:span text:style-name="T1"> crashes as soon as there’s an extra frame.<text:line-break/></text:span><text:span text:style-name="T5">ZOOT</text:span><text:span text:style-name="T1"> only renders the first frames, but it does not render the “background frame”.<text:line-break/></text:span><text:span text:style-name="T5">ZT Studio</text:span><text:span text:style-name="T1"> can render all of them.</text:span></text:p>
      <text:p text:style-name="Standard"><text:span text:style-name="T2">Write</text:span><text:span text:style-name="T1"><text:line-break/>APE and ZOOT can only write basic files.<text:line-break/>ZT Studio can write all file types, except for the compressed format (at this time). The compressed format is of very little use to designers, so it was decided not to invest time in allowing people to create this type of graphic at this point. It can be easily implemented though.<text:line-break/></text:span></text:p>
      <text:p text:style-name="P33"/>
      <text:h text:style-name="P8" text:outline-level="2"><text:bookmark-start text:name="_Toc419462503"/><text:bookmark-start text:name="__RefHeading___Toc2327_4115315119"/><text:span text:style-name="T1">Explanation of the ZT1 Color palettes (.pal)</text:span><text:bookmark-end text:name="_Toc419462503"/><text:bookmark-end text:name="__RefHeading___Toc2327_4115315119"/></text:h>
      <text:p text:style-name="Standard"><text:span text:style-name="T1">The structure of the color palettes is quite easy.</text:span></text:p>
      <text:p text:style-name="Standard"><text:span text:style-name="T1">Simply put: a </text:span><text:span text:style-name="T2">color palette</text:span><text:span text:style-name="T1"> is an </text:span><text:span text:style-name="T2">overview</text:span><text:span text:style-name="T1">, which </text:span><text:span text:style-name="T2">lists all unique colors used in a graphic</text:span><text:span text:style-name="T1">.</text:span></text:p>
      <text:p text:style-name="Standard"><text:span text:style-name="T1">The </text:span><text:span text:style-name="T2">first 4 bytes will tell you how many colors are defined in the palette</text:span><text:span text:style-name="T1">. The format of these files is in Little Endian though, which means you’ll have to reverse the bytes.</text:span></text:p>
      <text:p text:style-name="Standard"><text:span text:style-name="T1">Then, you will have </text:span><text:span text:style-name="T2">4 bytes for each color</text:span><text:span text:style-name="T1">. These are the </text:span><text:span text:style-name="T2">RGBA</text:span><text:span text:style-name="T1"> (red, green, blue, alpha) values of each color. The alpha level is typically ‘FF’. You will see that only the first color </text:span><text:span text:style-name="T6">might</text:span><text:span text:style-name="T1"> have a transparency byte of ‘00’.</text:span></text:p>
      <text:p text:style-name="Standard"><text:span text:style-name="T1">Tools like APE and ZOOT (?) typically fill a palette with 255 colors (+1 transparent color) in any case, even if your graphic doesn’t have 255 distinct colors.</text:span></text:p>
      <text:p text:style-name="P33"/>
      <text:h text:style-name="P8" text:outline-level="2"><text:bookmark-start text:name="_Toc419462504"/><text:bookmark-start text:name="__RefHeading___Toc2329_4115315119"/><text:span text:style-name="T1">Explanation of the ZT1 Graphic file formats</text:span><text:bookmark-end text:name="_Toc419462504"/><text:bookmark-end text:name="__RefHeading___Toc2329_4115315119"/></text:h>
      <text:p text:style-name="Standard"><text:span text:style-name="T1">For questions, refer to </text:span><text:a xlink:type="simple" xlink:href="http://www.ztcdd.org/DD/index.php?topic=7558" text:style-name="ListLabel_20_28" text:visited-style-name="ListLabel_20_28"><text:span text:style-name="Internet_20_link"><text:span text:style-name="T1">http://www.ztcdd.org/DD/index.php?topic=7558</text:span></text:span></text:a><text:span text:style-name="T1"> . <text:s/></text:span></text:p>
      <text:p text:style-name="Standard"><text:span text:style-name="T7">Optional: 9 bytes, which define the file type</text:span></text:p>
      <text:p text:style-name="Standard"><text:span text:style-name="T1">The different types can be identified quite simply.</text:span></text:p>
      <text:p text:style-name="Standard"><text:span text:style-name="T1">If the first 4 bytes spell “FATZ” (or reversed: ZTAF), then the game will consider this as an animation file. The next 4 bytes will all be 00. The 9</text:span><text:span text:style-name="T26">th</text:span><text:span text:style-name="T1"> byte will either be 0 (no extra frame) or 1 (extra frame = background frame). </text:span></text:p>
      <text:p text:style-name="Standard"><text:span text:style-name="T1">What is this extra frame? To render some graphics faster and to compress the files, things which are always exactly the same in an animation, are stored in a background file. The restaurant is an example of this: all the animation frames simply contain the smoke coming out of the chimney, the extra frame is the non-animated part of the building.</text:span></text:p>
      <text:list xml:id="list182633962760664" text:continue-numbering="true" text:style-name="WWNum1">
        <text:list-item>
          <text:p text:style-name="P22"><text:span text:style-name="T2">ZTAF, no background frame<text:tab/></text:span><text:span text:style-name="T1">example:<text:tab/>&lt;example needed&gt;</text:span></text:p>
        </text:list-item>
        <text:list-item>
          <text:p text:style-name="P22"><text:span text:style-name="T2">ZTAF, background frame</text:span><text:span text:style-name="T1"><text:tab/>example:<text:tab/>objects/restrant/used/SE</text:span></text:p>
        </text:list-item>
        <text:list-item>
          <text:p text:style-name="P22"><text:span text:style-name="T2">ZTAF, compressed<text:tab/><text:tab/></text:span><text:span text:style-name="T1">example:<text:tab/>objects/dolphin/m/ssurfswi</text:span></text:p>
        </text:list-item>
      </text:list>
      <text:p text:style-name="Standard"><text:span text:style-name="T1">If no such header is present, it is a very basic ZT1 Graphic. </text:span></text:p>
      <text:list xml:id="list182634505567293" text:continue-numbering="true" text:style-name="WWNum1">
        <text:list-item>
          <text:p text:style-name="P22"><text:span text:style-name="T2">Basic</text:span><text:span text:style-name="T1"><text:tab/><text:tab/><text:tab/><text:tab/>example:<text:tab/>objects/bamboo/idle/SE</text:span></text:p>
        </text:list-item>
      </text:list>
      <text:p text:style-name="Standard"><text:span text:style-name="T7">Required: 4 bytes, animation speed</text:span></text:p>
      <text:p text:style-name="Standard"><text:span text:style-name="T1">A number which defines how much milliseconds pass before the next frame is shown.<text:line-break/>Even if your</text:span></text:p>
      <text:p text:style-name="Standard"><text:span text:style-name="T1">I’ll give one example on how to read this value and every other value which is mentioned. <text:line-break/>Values are stored in Little Endian format. In human language: they’re stored in a reversed way.</text:span></text:p>
      <text:p text:style-name="Standard"><text:span text:style-name="T1">Let’s say these bytes read "7D 00 00 00". In the above example becomes "00 00 00 7D”. <text:line-break/>If you convert this from hex to decimal, you get 125 milliseconds.</text:span></text:p>
      <text:p text:style-name="Standard"><text:span text:style-name="T7">Required: 4 bytes, length of relative path and filename of color palette<text:line-break/></text:span><text:span text:style-name="T1">A value.</text:span></text:p>
      <text:p text:style-name="Standard"><text:span text:style-name="T7">Required: X bytes, one for each character in the relative path and filename of color palette. <text:line-break/></text:span><text:span text:style-name="T1">You also need to add 00 at the end.</text:span></text:p>
      <text:p text:style-name="Standard"><text:span text:style-name="T7">Required: 4 bytes, number of frames<text:line-break/></text:span><text:span text:style-name="T1">A value. A graphic contains minimum 1 frame.</text:span><text:bookmark text:name="OLE_LINK1"/><text:bookmark text:name="OLE_LINK2"/></text:p>
      <text:p text:style-name="Standard"><text:span text:style-name="T7">Required: 2 bytes, number of frames<text:line-break/></text:span><text:span text:style-name="T1">A value. A graphic contains minimum 1 frame.</text:span></text:p>
      <text:p text:style-name="P26"/>
      <text:p text:style-name="P88"><text:span text:style-name="T7">For each frame:</text:span></text:p>
      <text:list xml:id="list182634471596585" text:continue-numbering="true" text:style-name="WWNum1">
        <text:list-item>
          <text:p text:style-name="P22"><text:span text:style-name="T1">4 bytes: these list how many bytes will follow, defining the frame. </text:span></text:p>
        </text:list-item>
        <text:list-item>
          <text:p text:style-name="P22"><text:span text:style-name="T1">2 bytes: value for the height of the image.</text:span></text:p>
          <text:list>
            <text:list-item>
              <text:p text:style-name="P22"><text:span text:style-name="T1">Special case: if the second byte is 80, </text:span><text:span text:style-name="T10">this indicates a special graphics format.</text:span><text:span text:style-name="T1"><text:line-break/>This compressed format is used for certain shadows </text:span><text:span text:style-name="T10">in Marine Mania.</text:span></text:p>
            </text:list-item>
          </text:list>
        </text:list-item>
        <text:list-item>
          <text:p text:style-name="P22"><text:span text:style-name="T1">2 bytes: value for the width of the image.</text:span></text:p>
        </text:list-item>
        <text:list-item>
          <text:p text:style-name="P22"><text:span text:style-name="T1">2 bytes: defining the vertical offset</text:span></text:p>
        </text:list-item>
        <text:list-item>
          <text:p text:style-name="P22"><text:span text:style-name="T1">2 bytes: defining the horizontal offset</text:span></text:p>
        </text:list-item>
        <text:list-item>
          <text:p text:style-name="P22"><text:span text:style-name="T1">2 bytes: </text:span><text:span text:style-name="T42">these are the only two bytes </text:span><text:span text:style-name="T43">that haven’t been identified yet.</text:span><text:span text:style-name="T1"><text:line-break/>You can use a default value of 01 00. We’ll refer to these two bytes as mystery bytes.<text:line-break/>We’ve considered a few things, but it is …</text:span></text:p>
          <text:list>
            <text:list-item>
              <text:p text:style-name="P22"><text:span text:style-name="T1">Not a signature</text:span></text:p>
            </text:list-item>
            <text:list-item>
              <text:p text:style-name="P22"><text:span text:style-name="T1">Not a length of the number of bytes in the frame<text:tab/></text:span></text:p>
            </text:list-item>
            <text:list-item>
              <text:p text:style-name="P22"><text:span text:style-name="T1">Not a length of the number of color blocks in the frame</text:span></text:p>
            </text:list-item>
            <text:list-item>
              <text:p text:style-name="P22"><text:span text:style-name="T1">Not a length of the number of colors in the frame</text:span></text:p>
            </text:list-item>
            <text:list-item>
              <text:p text:style-name="P22"><text:span text:style-name="T1">Not a length of the number of colored pixels in the frame</text:span></text:p>
            </text:list-item>
            <text:list-item>
              <text:p text:style-name="P22"><text:span text:style-name="T1">…<text:line-break/></text:span></text:p>
            </text:list-item>
          </text:list>
        </text:list-item>
        <text:list-item>
          <text:p text:style-name="P22"><text:span text:style-name="T7">For each horizontal line of pixels:</text:span></text:p>
          <text:list>
            <text:list-item>
              <text:p text:style-name="P22"><text:span text:style-name="T1">1 byte: lists the number of color instruction blocks.<text:line-break/>There are a few types of instruction blocks.<text:line-break/></text:span></text:p>
              <text:list>
                <text:list-item>
                  <text:p text:style-name="P22"><text:span text:style-name="T2">Typical block:<text:line-break/></text:span><text:span text:style-name="T1">Example: 07 02 15 13   </text:span><text:span text:style-name="T2"><text:line-break/></text:span><text:span text:style-name="T1">1 byte, determining an offset (‘move 7 pixels to the right, because the first pixels are transparent’).<text:line-break/>1 byte, determining the number of colored pixels (2) to follow.<text:line-break/>1 byte for each color which needs to be drawn. This byte (15, 13) refers to the index of the color in the ZT1 Color palette.<text:line-break/></text:span></text:p>
                </text:list-item>
                <text:list-item>
                  <text:p text:style-name="P22"><text:span text:style-name="T2">End block:</text:span><text:span text:style-name="T1"><text:line-break/>Example: 08 00<text:line-break/>The last block in a line is usually an offset (move 8 pixels to the right – not drawing any colored pixels), followed by 00 (no more colors to draw).<text:line-break/></text:span></text:p>
                </text:list-item>
                <text:list-item>
                  <text:p text:style-name="P22"><text:span text:style-name="T2">Shadow block:</text:span><text:span text:style-name="T1"><text:line-break/>Example: 40 02<text:line-break/>This block is only found in the compressed graphic format. Only one color is needed for this kind of graphic: black. It’s used for some shadows. <text:line-break/>1 byte refers to the offset (‘move 40 pixels to the right’).<text:line-break/>1 byte determines the number of black pixels to draw.</text:span></text:p>
                </text:list-item>
              </text:list>
            </text:list-item>
          </text:list>
        </text:list-item>
      </text:list>
      <text:p text:style-name="List_20_Paragraph"><text:span text:style-name="T1"><text:line-break/>This series of bytes should be repeated for each frame.<text:line-break/>So next would be the value of the number of bytes which define frame #2, then you’d get the height and width again, and so on.</text:span></text:p>
      <text:p text:style-name="P24"/>
      <text:p text:style-name="Standard"><text:soft-page-break/><text:span text:style-name="T1">By now, you have defined your graphic. You might stumble upon files where there are still more bytes at the end of the file.</text:span></text:p>
      <text:p text:style-name="Standard"><text:span text:style-name="T7">In files generated by APE:</text:span><text:span text:style-name="T1"><text:line-break/>Sometimes, there seem to be random bytes which are useless. They are ignored by the game, because the actual relevant pixels were defined earlier on.</text:span></text:p>
      <text:p text:style-name="P24"/>
      <text:p text:style-name="P24"/>
      <text:p text:style-name="P24"/>
      <text:p text:style-name="P33"/>
      <text:h text:style-name="P8" text:outline-level="2"><text:bookmark-start text:name="__RefHeading___Toc2331_4115315119"/><text:span text:style-name="T1">Explanation of the ZT1 .ani file format</text:span><text:bookmark-end text:name="__RefHeading___Toc2331_4115315119"/></text:h>
      <text:p text:style-name="Standard"><text:span text:style-name="T1">.</text:span><text:span text:style-name="T3">Ani</text:span><text:span text:style-name="T1"> most likely stands for animation. It is a file which you can open with any text editor. <text:line-break/>You will notice an </text:span><text:span text:style-name="T5">[Animation]</text:span><text:span text:style-name="T1">-header, </text:span><text:span text:style-name="T5">dir</text:span><text:span text:style-name="T1">-lines (dir0, dir1, dir2, … dirN) which represent the path structure to this file, starting from the root directory, </text:span><text:span text:style-name="T5">animation-</text:span><text:span text:style-name="T1">lines for each view in a graphic,X and Y offsets (x0, y0) and coordinates for the bottom right pixel ( x1 = x0 + image width; y1 = y0 + image width). Basically you are defining the canvas.</text:span></text:p>
      <text:p text:style-name="Standard"><text:span text:style-name="T1">For icons, plaques, sold items… it’s quite simple. There’s only one ‘view’, “N”.<text:line-break/>So the coordinates only refer to that one view. The game seems to take them into account.</text:span></text:p>
      <text:p text:style-name="Standard"><text:span text:style-name="T1">For objects and moving creatures (animals, guests, staff), it’s more complicated. It’s not exactly clear which view (or perhaps the combination of them all) define the canvas. The game might completely ignore the .ani-files.</text:span></text:p>
      <text:p text:style-name="Standard"><text:span text:style-name="T23">[animation]<text:line-break/>dir0 = objects<text:line-break/>dir1 = restrant<text:line-break/>dir2 = used<text:line-break/>animation = NE<text:line-break/>animation = SE<text:line-break/>animation = SW<text:line-break/>animation = NW<text:line-break/>x0 = -138<text:line-break/>y0 = -176<text:line-break/>x1 = 138<text:line-break/>y1 = 72</text:span></text:p>
      <text:p text:style-name="Standard"><text:span text:style-name="T1">As for possible </text:span><text:span text:style-name="T5">animation-</text:span><text:span text:style-name="T1">lines, we have seen a few types:</text:span></text:p>
      <text:list xml:id="list182635286779926" text:continue-numbering="true" text:style-name="WWNum1">
        <text:list-item>
          <text:p text:style-name="P22"><text:span text:style-name="T2">1</text:span><text:span text:style-name="T1"> ZT1 Graphic: </text:span><text:span text:style-name="T2">‘N’ , </text:span><text:span text:style-name="T1"><text:line-break/>e.g. list icon, plaque, sold item, purchase menu icon, small/medium research icons …<text:line-break/></text:span></text:p>
        </text:list-item>
        <text:list-item>
          <text:p text:style-name="P22"><text:span text:style-name="T2">4</text:span><text:span text:style-name="T1"> ZT1 Graphics: </text:span><text:span text:style-name="T2">‘NE’, ‘SE’, SW’, ‘NW’</text:span><text:span text:style-name="T1">.<text:line-break/>e.g. objects<text:line-break/></text:span></text:p>
        </text:list-item>
        <text:list-item>
          <text:p text:style-name="P22"><text:span text:style-name="T2">5</text:span><text:span text:style-name="T1"> ZT1 Graphics: </text:span><text:span text:style-name="T2">‘N’, ‘NE’, ‘E’, ‘SE’, ‘S’.<text:line-break/></text:span><text:span text:style-name="T1">e.g. animals, guests, staff<text:line-break/></text:span></text:p>
        </text:list-item>
        <text:list-item>
          <text:p text:style-name="P22"><text:span text:style-name="T2">20</text:span><text:span text:style-name="T1"> ZT1 Graphics: </text:span><text:span text:style-name="T2">‘1’, ‘2’, ‘3’, ... , ‘20’</text:span><text:span text:style-name="T1"><text:line-break/>e.g. paths</text:span></text:p>
        </text:list-item>
      </text:list>
      <text:p text:style-name="P31"/>
      <text:h text:style-name="P6" text:outline-level="1"><text:bookmark-start text:name="_Toc419462505"/><text:bookmark-start text:name="__RefHeading___Toc2333_4115315119"/><text:span text:style-name="T1">Terminology</text:span><text:bookmark-end text:name="_Toc419462505"/><text:bookmark-end text:name="__RefHeading___Toc2333_4115315119"/></text:h>
      <text:p text:style-name="P24"/>
      <text:list xml:id="list182634500208595" text:continue-numbering="true" text:style-name="WWNum1">
        <text:list-item>
          <text:p text:style-name="P22"><text:span text:style-name="T2">Animation: </text:span><text:span text:style-name="T1">an animation is like a video: it consists of a series of frames. <text:line-break/>You can compare a frame with a photo. If you play it fast enough, it will look like a small movie.</text:span><text:span text:style-name="T2"><text:line-break/></text:span></text:p>
        </text:list-item>
        <text:list-item>
          <text:p text:style-name="P22"><text:span text:style-name="T2">APE:</text:span><text:span text:style-name="T1"> Animal Project Editor. A basic editor which was released by Blue Fang. It helped users to create lots of new content, based on existing game content. You could for example pick an in-game statue, and you can configure a few things (e.g. price) and change its graphics. This way, you’d create new content for Zoo Tycoon.<text:line-break/></text:span></text:p>
        </text:list-item>
        <text:list-item>
          <text:p text:style-name="P22"><text:span text:style-name="T2">Color palette:</text:span><text:span text:style-name="T1"> a collection of distinct colors. By distinct, we mean that we only have one of each color in the collection.<text:line-break/></text:span></text:p>
        </text:list-item>
        <text:list-item>
          <text:p text:style-name="P22"><text:span text:style-name="T2">Frame: </text:span><text:span text:style-name="T1">an animation consists of multiple frames. You can compare a frame with a photo.<text:line-break/></text:span></text:p>
        </text:list-item>
        <text:list-item>
          <text:p text:style-name="P22"><text:span text:style-name="T24">GIMP:</text:span><text:span text:style-name="T22"> Graphic Image Manipulation Program. <text:line-break/></text:span><text:span text:style-name="T1">A free and open source alternative to PhotoShop.<text:line-break/></text:span></text:p>
        </text:list-item>
        <text:list-item>
          <text:p text:style-name="P22"><text:span text:style-name="T2">PNG</text:span><text:span text:style-name="T1">: a common file format (Portable Network Graphic) which supports transparency.<text:line-break/></text:span></text:p>
        </text:list-item>
        <text:list-item>
          <text:p text:style-name="P22"><text:span text:style-name="T2">Rotation fixing:</text:span><text:span text:style-name="T1"> when you have created a new graphic of e.g. a statue for ZT1, you’ll often find that it is not correctly positioned in the game. You will have to use a tool to move it to the left/right/top/bottom. Also called offsets, offsetting.<text:line-break/></text:span></text:p>
        </text:list-item>
        <text:list-item>
          <text:p text:style-name="P22"><text:span text:style-name="T2">View:</text:span><text:span text:style-name="T1"> ZT1 has a few different views in-game: S, SE, SW, N, NE, NW, E. <text:s/><text:line-break/>NE means North East, and you also see S for South, W for West. You might be wondering why some directions are missing. This is because ZT1 cleverly mirrors images. When a view for “West” is needed, ZT1 simply uses the “E” (East) view and mirrors it in-game. <text:line-break/></text:span></text:p>
        </text:list-item>
        <text:list-item>
          <text:p text:style-name="P22"><text:span text:style-name="T2">ZIP file:</text:span><text:span text:style-name="T1"> this is a file format, which you can compare with a folder. Each .ZIP-file is basically a folder you can open. It is mainly used to compress data and to easily share files on the internet.<text:line-break/></text:span></text:p>
        </text:list-item>
        <text:list-item>
          <text:p text:style-name="P22"><text:span text:style-name="T2">ZOOT: </text:span><text:span text:style-name="T1">a tool developed by MadScientist, a fan. It focuses solely on ZT1 Graphics. You can export graphics to .PNG-files. It also supports “rotation fixing”.<text:line-break/></text:span></text:p>
        </text:list-item>
        <text:list-item>
          <text:p text:style-name="P22"><text:span text:style-name="T2">ZT Studio:</text:span><text:span text:style-name="T1"> the name of this tool.<text:line-break/></text:span></text:p>
        </text:list-item>
        <text:list-item>
          <text:p text:style-name="P22"><text:span text:style-name="T2">ZT1 Color palette</text:span><text:span text:style-name="T1">: each ZT1 Graphic file comes with a color palette. It’s a file with a .pal file extension. A color palette theoretically contains a maximum of 256 colors – not all color palettes have this many colors, but the first one is reserved and determines the transparent color. So you can have up to 255 different colors per graphic which is linked to this color palette. A color palette can be used by multiple ZT1 Graphic files.<text:line-break/></text:span></text:p>
        </text:list-item>
        <text:list-item>
          <text:p text:style-name="P22"><text:soft-page-break/><text:span text:style-name="T2">ZT1 Graphic file</text:span><text:span text:style-name="T1">: a graphic file in a format which is only used for Zoo Tycoon. This file represents a view in the game. Strangely enough, this file format has no file extension at all.<text:line-break/></text:span></text:p>
        </text:list-item>
        <text:list-item>
          <text:p text:style-name="P22"><text:span text:style-name="T2">ZTD file: </text:span><text:span text:style-name="T1">this is simply a ZIP-archive. The extension of .ZIP has been changed to .ZTD, which stands for Zoo Tycoon Download.</text:span></text:p>
        </text:list-item>
      </text:list>
      <text:p text:style-name="P24"/>
      <text:h text:style-name="P8" text:outline-level="2"><text:bookmark-start text:name="__RefHeading___Toc2335_4115315119"/><text:span text:style-name="T1">Changelog</text:span><text:bookmark-end text:name="__RefHeading___Toc2335_4115315119"/></text:h>
      <text:p text:style-name="Standard"><text:span text:style-name="T1">Currently, the tool is at version </text:span><text:span text:style-name="T2">1.0</text:span><text:span text:style-name="T1">. This reflects that it is the first main version intended for public release. The last part translates in the year, month and day of its compilation.</text:span></text:p>
      <text:p text:style-name="Standard"><text:span text:style-name="T1">E.g. 1.0.2015.0511 = version 1.0, last updated 11</text:span><text:span text:style-name="T26">th</text:span><text:span text:style-name="T1"> of May 2015</text:span></text:p>
      <text:h text:style-name="Heading_20_3" text:outline-level="3"><text:bookmark-start text:name="__RefHeading___Toc2337_4115315119"/><text:span text:style-name="T1">Version 1.0</text:span><text:bookmark-end text:name="__RefHeading___Toc2337_4115315119"/></text:h>
      <text:p text:style-name="P37"><text:span text:style-name="T1">Build 2019.xx.yy:</text:span></text:p>
      <text:p text:style-name="P38"><text:span text:style-name="T1">Improvements:</text:span></text:p>
      <text:list xml:id="list182635327522976" text:continue-numbering="true" text:style-name="WWNum1">
        <text:list-item>
          <text:p text:style-name="P20">Added <text:span text:style-name="T40">right click</text:span><text:span text:style-name="T41"> option to Save as button. <text:line-break/>Quickly saves to last known filename, rather than showing a dialog.</text:span></text:p>
        </text:list-item>
        <text:list-item>
          <text:p text:style-name="P20"><text:span text:style-name="T41">Some information now appears in the status bar rather than as a message box.</text:span></text:p>
        </text:list-item>
        <text:list-item>
          <text:p text:style-name="P20"><text:span text:style-name="T41">Added a lot more code documentation.</text:span></text:p>
        </text:list-item>
      </text:list>
      <text:p text:style-name="P21"><text:span text:style-name="T41"/></text:p>
      <text:p text:style-name="P39"><text:span text:style-name="T8">Fixes:</text:span></text:p>
      <text:list xml:id="list182633741458023" text:continue-numbering="true" text:style-name="WWNum1">
        <text:list-item>
          <text:p text:style-name="P20">Several minor UI issues have been resolved.</text:p>
        </text:list-item>
      </text:list>
      <text:p text:style-name="P21"><text:span text:style-name="T41"/></text:p>
      <text:p text:style-name="Standard"><text:span text:style-name="T2">Build 2017.06.03:</text:span></text:p>
      <text:p text:style-name="Standard"><text:span text:style-name="T6">Improvements:</text:span></text:p>
      <text:list xml:id="list182634364178397" text:continue-numbering="true" text:style-name="WWNum1">
        <text:list-item>
          <text:p text:style-name="P22"><text:span text:style-name="T1">Different method for determining the ‘defining rectangle’ (cropping all transparent borders). <text:line-break/>Now using a LockBits() method rather than GetPixel(). Much faster. <text:line-break/>Could be used in a co</text:span><text:bookmark text:name="_GoBack"/><text:span text:style-name="T1">uple of more places, but there it would only result in marginal gains.</text:span></text:p>
        </text:list-item>
      </text:list>
      <text:p text:style-name="Standard"><text:span text:style-name="T6">Fixes:</text:span></text:p>
      <text:list xml:id="list182633825461546" text:continue-numbering="true" text:style-name="WWNum1">
        <text:list-item>
          <text:p text:style-name="P22"><text:span text:style-name="T1">Regression: issues when graphics were opened after each other.</text:span></text:p>
        </text:list-item>
      </text:list>
      <text:p text:style-name="P16"/>
      <text:p text:style-name="Standard"><text:span text:style-name="T2">Build 2017.05.19:</text:span></text:p>
      <text:p text:style-name="Standard"><text:span text:style-name="T6">New features:</text:span></text:p>
      <text:list xml:id="list182635761132557" text:continue-numbering="true" text:style-name="WWNum1">
        <text:list-item>
          <text:p text:style-name="P22"><text:span text:style-name="T1">Command line arguments implemented. </text:span></text:p>
          <text:list>
            <text:list-item>
              <text:p text:style-name="P22"><text:span text:style-name="T1">Settings: basically everything found in </text:span><text:span text:style-name="T5">settings.cfg</text:span><text:span text:style-name="T1">.<text:line-break/>Command line argument: <text:s/>/ini_section_name.ini_key:new_val</text:span></text:p>
            </text:list-item>
            <text:list-item>
              <text:p text:style-name="P22"><text:span text:style-name="T1">Actions:</text:span></text:p>
              <text:list>
                <text:list-item>
                  <text:p text:style-name="P22"><text:span text:style-name="T1">/action.convertFile.toPNG</text:span></text:p>
                </text:list-item>
                <text:list-item>
                  <text:p text:style-name="P22"><text:span text:style-name="T1">/action.convertFile.toZT1</text:span></text:p>
                </text:list-item>
                <text:list-item>
                  <text:p text:style-name="P22"><text:span text:style-name="T1">/action.convertFolder.toPNG</text:span></text:p>
                </text:list-item>
                <text:list-item>
                  <text:p text:style-name="P22"><text:span text:style-name="T1">/action.convertFolder.toZT1 </text:span></text:p>
                </text:list-item>
              </text:list>
            </text:list-item>
          </text:list>
        </text:list-item>
        <text:list-item>
          <text:p text:style-name="P22"><text:span text:style-name="T1">If a color palette has reached its maximum number of colors, the user now has the choice between continuing and letting ZT Studio pick the closest matching color or quitting ZT Studio.</text:span></text:p>
        </text:list-item>
        <text:list-item>
          <text:p text:style-name="P22"><text:span text:style-name="T1">Do a crop around the grid’s center (an option to both limit the size [height/width] of an image as well as keep the original offsetting).</text:span></text:p>
        </text:list-item>
      </text:list>
      <text:p text:style-name="Standard"><text:span text:style-name="T6">Improvements:</text:span></text:p>
      <text:list xml:id="list182635061130480" text:continue-numbering="true" text:style-name="WWNum1">
        <text:list-item>
          <text:p text:style-name="P22"><text:soft-page-break/><text:span text:style-name="T1">ZT Studio now sets the game directory as the root path if it had not been set before.</text:span></text:p>
        </text:list-item>
        <text:list-item>
          <text:p text:style-name="P22"><text:span text:style-name="T1">You can choose to save frames as .PNG with either a fully transparent background or as ZT Studio’s background color.</text:span></text:p>
        </text:list-item>
      </text:list>
      <text:p text:style-name="Standard"><text:span text:style-name="T6">Fixes:</text:span></text:p>
      <text:list xml:id="list182635294095249" text:continue-numbering="true" text:style-name="WWNum1">
        <text:list-item>
          <text:p text:style-name="P22"><text:span text:style-name="T1">Right clicking on the column header of the color palette in the main window no longer causes a crash.</text:span></text:p>
        </text:list-item>
        <text:list-item>
          <text:p text:style-name="P22"><text:span text:style-name="T1">When converting a .PNG file to ZT1 using an existing palette, ZT Studio could still complain about a color which should have been interpreted as a transparent color instead (= same color as the background color you’ve set for ZT Studio)</text:span></text:p>
        </text:list-item>
      </text:list>
      <text:p text:style-name="P16"/>
      <text:p text:style-name="P24"/>
      <text:p text:style-name="Standard"><text:span text:style-name="T2">Build 2016.10.11:</text:span></text:p>
      <text:p text:style-name="Standard"><text:span text:style-name="T6">New features:</text:span></text:p>
      <text:list xml:id="list182635096681663" text:continue-numbering="true" text:style-name="WWNum1">
        <text:list-item>
          <text:p text:style-name="P22"><text:span text:style-name="T1">Color palette in the main window got a few new features when you right click on a color or on the column heading. It is now possible to:</text:span></text:p>
          <text:list>
            <text:list-item>
              <text:p text:style-name="P22"><text:span text:style-name="T1">save the palette as a new .pal-file. </text:span></text:p>
            </text:list-item>
            <text:list-item>
              <text:p text:style-name="P22"><text:span text:style-name="T1">export the palette as a 16x16 PNG file which acts as a color palette</text:span></text:p>
            </text:list-item>
            <text:list-item>
              <text:p text:style-name="P22"><text:span text:style-name="T1">replace the palette with a 16x16 PNG file which acts as a color palette</text:span></text:p>
            </text:list-item>
            <text:list-item>
              <text:p text:style-name="P22"><text:span text:style-name="T1">replace the palette with a GIMP Color Palette (.gpl, 256 colors maximum)<text:line-break/></text:span></text:p>
            </text:list-item>
          </text:list>
        </text:list-item>
      </text:list>
      <text:p text:style-name="P18"/>
      <text:list xml:id="list182635011288122" text:continue-numbering="true" text:style-name="WWNum1">
        <text:list-item>
          <text:p text:style-name="P22"><text:span text:style-name="T1">Batch conversions: <text:line-break/></text:span></text:p>
          <text:list>
            <text:list-item>
              <text:p text:style-name="P22"><text:span text:style-name="T1">User can specify the now optional</text:span><text:span text:style-name="T2"> </text:span><text:span text:style-name="T1">file name delimiter used in file names. <text:line-break/>Rather than forcing a user to name their files </text:span><text:span text:style-name="T5">NE_0000.png </text:span><text:span text:style-name="T1">etc, it can now be NE0000.png . This is easier for some automated workflows (such as exporting from current Blender versions).<text:line-break/></text:span></text:p>
            </text:list-item>
            <text:list-item>
              <text:p text:style-name="P22"><text:span text:style-name="T1">User can force ZT Studio to use a shared color palette during batch conversions. <text:line-break/>This currently needs to be placed in the parent folder of an animation. <text:line-break/>It has to be the same name of the parent folder. It has to be either a .pal-file or a .GPL (GIMP Template File, the first color has to be the transparent one). A .PNG color palette is </text:span><text:span text:style-name="T2">NOT</text:span><text:span text:style-name="T1"> supported in batch conversions to avoid confusion with real graphics!<text:line-break/><text:line-break/>E.g. animals/redpanda/m/walk/NE would rely on animals/redpanda/m/m.pal <text:line-break/>E.g. objects/restrant/idle/SE would rely on objects/restrant/restrant.pal <text:line-break/><text:line-break/>This is nearly the official approach, except for animals, where one would expect animals/redpanda/redpanda.pal . But since we have plans to add an easy recolor option and since the young would be a lighter version, it’s currently done like this.<text:line-break/><text:line-break/>For animals, if no animals/redpanda/m/m.pal file is available, it will fall back to an animals/redpanda/redpanda.pal if available, or to the classic 1 .pal file per view per </text:span><text:soft-page-break/><text:span text:style-name="T1">animation per graphic.<text:line-break/></text:span></text:p>
            </text:list-item>
          </text:list>
        </text:list-item>
      </text:list>
      <text:p text:style-name="P23"><text:span text:style-name="T1"><text:line-break/></text:span></text:p>
      <text:p text:style-name="Standard"><text:span text:style-name="T6">Improvements:</text:span></text:p>
      <text:list xml:id="list182633752400708" text:continue-numbering="true" text:style-name="WWNum1">
        <text:list-item>
          <text:p text:style-name="P22"><text:span text:style-name="T1">Batch conversion was functional, but it did some work multiple times.</text:span></text:p>
          <text:list>
            <text:list-item>
              <text:p text:style-name="P22"><text:span text:style-name="T1">Occasionally processing graphics multiple times (times = amount of frames)</text:span></text:p>
            </text:list-item>
            <text:list-item>
              <text:p text:style-name="P22"><text:span text:style-name="T1">If offsets are known, it’s not necessary to re-determine the defining rectangle</text:span></text:p>
            </text:list-item>
          </text:list>
        </text:list-item>
        <text:list-item>
          <text:p text:style-name="P22"><text:span text:style-name="T1">Complete rewrite of </text:span><text:span text:style-name="T5">clsFrame</text:span><text:span text:style-name="T1">. Now it’s </text:span><text:span text:style-name="T5">clsFrame2</text:span><text:span text:style-name="T1">. Lots of things have been cleaned up, streamlined, changed to improve performance.</text:span></text:p>
        </text:list-item>
      </text:list>
      <text:p text:style-name="Standard"><text:span text:style-name="T6">Changes:</text:span></text:p>
      <text:list xml:id="list182634557957684" text:continue-numbering="true" text:style-name="WWNum1">
        <text:list-item>
          <text:p text:style-name="P22"><text:span text:style-name="T1">Top left pixel in images (or in the so-called ‘defining rectangle’ of an image) no longer determines transparency if a color palette has been generated already. This should work well, since a second frame would use the same background color as the first one. </text:span></text:p>
        </text:list-item>
      </text:list>
      <text:p text:style-name="P24"/>
      <text:p text:style-name="Standard"><text:span text:style-name="T2">Build 2016.08.27:</text:span></text:p>
      <text:p text:style-name="Standard"><text:span text:style-name="T1">From this build onward, the code is released/updated on GitHub as well.</text:span></text:p>
      <text:p text:style-name="Standard"><text:span text:style-name="T6">Fixes</text:span><text:span text:style-name="T1">:</text:span></text:p>
      <text:list xml:id="list182635288932632" text:continue-numbering="true" text:style-name="WWNum1">
        <text:list-item>
          <text:p text:style-name="P22"><text:span text:style-name="T1">Previous / next frame buttons didn’t work (the slider did)</text:span></text:p>
        </text:list-item>
        <text:list-item>
          <text:p text:style-name="P22"><text:span text:style-name="T1">Setting was stored incorrectly <text:line-break/>- delete files vs. overwrite files during conversion</text:span></text:p>
        </text:list-item>
        <text:list-item>
          <text:p text:style-name="P22"><text:span text:style-name="T1">Last used directory per ZT1 Graphic and per PNG-file is what will be opened when opening/saving another one of those files.</text:span></text:p>
        </text:list-item>
        <text:list-item>
          <text:p text:style-name="P22"><text:span text:style-name="T1">.PNG files could not be deleted automatically since apparently there was a file lock after reading them in ZT Studio</text:span></text:p>
        </text:list-item>
        <text:list-item>
          <text:p text:style-name="P22"><text:span text:style-name="T1">The transparent color was not correctly rendered in the color palette <text:line-break/>(despite being properly written to a .pal file and internally being read correctly)</text:span></text:p>
        </text:list-item>
        <text:list-item>
          <text:p text:style-name="P22"><text:span text:style-name="T1">Corrected .ani-files</text:span></text:p>
          <text:list>
            <text:list-item>
              <text:p text:style-name="P22"><text:span text:style-name="T1">‘animation’ is correct, not ‘Animation’</text:span></text:p>
            </text:list-item>
            <text:list-item>
              <text:p text:style-name="P22"><text:span text:style-name="T1">Removed extra unwanted ‘N’-view</text:span></text:p>
            </text:list-item>
            <text:list-item>
              <text:p text:style-name="P22"><text:span text:style-name="T1">dir-lines weren’t numbered</text:span></text:p>
            </text:list-item>
          </text:list>
        </text:list-item>
        <text:list-item>
          <text:p text:style-name="P22"><text:span text:style-name="T1">Fixed background graphic rendering</text:span></text:p>
        </text:list-item>
      </text:list>
      <text:p text:style-name="Standard"><text:span text:style-name="T6">Improvements:</text:span></text:p>
      <text:list xml:id="list182634157549383" text:continue-numbering="true" text:style-name="WWNum1">
        <text:list-item>
          <text:p text:style-name="P22"><text:span text:style-name="T1">Minor improvements in GUI. Some rephrasing, better remembering of last used files</text:span></text:p>
        </text:list-item>
        <text:list-item>
          <text:p text:style-name="P22"><text:span text:style-name="T1">The transparent color is no longer by default pink. <text:line-break/>It is now automatically the background color you prefer.</text:span></text:p>
        </text:list-item>
        <text:list-item>
          <text:p text:style-name="P22"><text:span text:style-name="T1">Right click on a position fix-button and you move the object 1/4</text:span><text:span text:style-name="T26">th</text:span><text:span text:style-name="T1"> of a square</text:span></text:p>
        </text:list-item>
      </text:list>
      <text:p text:style-name="P27"/>
      <text:p text:style-name="Standard"><text:span text:style-name="T2">Build 2015.0815:</text:span></text:p>
      <text:p text:style-name="Standard"><text:span text:style-name="T6">Fixes:</text:span></text:p>
      <text:list xml:id="list182633977046109" text:continue-numbering="true" text:style-name="WWNum1">
        <text:list-item>
          <text:p text:style-name="P22"><text:soft-page-break/><text:span text:style-name="T1">Some performance improvements. Less triggers for ZT Studio to update certain information.<text:line-break/>Definitely helpful when the .ani-files are generated by ZT Studio.</text:span></text:p>
        </text:list-item>
      </text:list>
      <text:p text:style-name="P19"/>
      <text:p text:style-name="Standard"><text:span text:style-name="T2">Build 2015.0624 :</text:span></text:p>
      <text:p text:style-name="Standard"><text:span text:style-name="T6">New features:</text:span></text:p>
      <text:list xml:id="list182635307105431" text:continue-numbering="true" text:style-name="WWNum1">
        <text:list-item>
          <text:p text:style-name="P22"><text:span text:style-name="T1">Create .ani-files. This option will automatically generate a .ani-file in the folder, if it detects one of the following combinations of file names:</text:span></text:p>
          <text:list>
            <text:list-item>
              <text:p text:style-name="P22"><text:span text:style-name="T1">N</text:span></text:p>
            </text:list-item>
            <text:list-item>
              <text:p text:style-name="P22"><text:span text:style-name="T1">NE, NW, SE, SW</text:span></text:p>
            </text:list-item>
            <text:list-item>
              <text:p text:style-name="P22"><text:span text:style-name="T1">N, NE, E, SE, S</text:span></text:p>
            </text:list-item>
            <text:list-item>
              <text:p text:style-name="P22"><text:span text:style-name="T1">1, 2, 3, 4, 5, … , 20</text:span></text:p>
            </text:list-item>
          </text:list>
        </text:list-item>
      </text:list>
      <text:p text:style-name="Standard"><text:span text:style-name="T6">Fixes and improvements:</text:span></text:p>
      <text:list xml:id="list182635002798468" text:continue-numbering="true" text:style-name="WWNum1">
        <text:list-item>
          <text:p text:style-name="P22"><text:span text:style-name="T1">Exporting PNGs:</text:span></text:p>
          <text:list>
            <text:list-item>
              <text:p text:style-name="P22"><text:span text:style-name="T1">The button to export a frame as a .PNG image is now disabled,<text:line-break/>when no existing frame has been loaded or when the frame is still empty.</text:span></text:p>
            </text:list-item>
            <text:list-item>
              <text:p text:style-name="P22"><text:span text:style-name="T1">The setting to remember which option you prefer when saving PNGs wasn’t properly remembered. (Canvas size, relevant size of frame, relevant size of graphic).</text:span></text:p>
            </text:list-item>
            <text:list-item>
              <text:p text:style-name="P22"><text:span text:style-name="T1">Cropping didn’t work, all .PNG images were rendered on the full canvas size.</text:span></text:p>
            </text:list-item>
          </text:list>
        </text:list-item>
        <text:list-item>
          <text:p text:style-name="P22"><text:span text:style-name="T1">Color palettes:</text:span></text:p>
          <text:list>
            <text:list-item>
              <text:p text:style-name="P22"><text:span text:style-name="T1">An issue with a slow performing datagridview control has been resolved. <text:line-break/>Color palettes are displayed much faster.</text:span></text:p>
            </text:list-item>
          </text:list>
        </text:list-item>
        <text:list-item>
          <text:p text:style-name="P22"><text:span text:style-name="T1">Changed some labels</text:span></text:p>
        </text:list-item>
        <text:list-item>
          <text:p text:style-name="P22"><text:span text:style-name="T1">Changed lay-out of </text:span><text:span text:style-name="T5">Settings</text:span><text:span text:style-name="T1">-window</text:span></text:p>
        </text:list-item>
        <text:list-item>
          <text:p text:style-name="P22"><text:span text:style-name="T1">Review and changes in </text:span><text:span text:style-name="T5">settings.cfg</text:span><text:span text:style-name="T1"> and in the internal naming of the settings.</text:span></text:p>
        </text:list-item>
        <text:list-item>
          <text:p text:style-name="P22"><text:span text:style-name="T1">Several minor enhancements.</text:span></text:p>
        </text:list-item>
      </text:list>
      <text:p text:style-name="P16"/>
      <text:p text:style-name="P16"/>
      <text:p text:style-name="Standard"><text:span text:style-name="T2">Build 2015.0511:</text:span></text:p>
      <text:list xml:id="list182635383401740" text:continue-numbering="true" text:style-name="WWNum1">
        <text:list-item>
          <text:p text:style-name="P22"><text:span text:style-name="T1">No changelog available. It supports all initial features which are present in the application but which are not mentioned in newer release note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Calibri3" svg:font-family="Calibri"/>
    <style:font-face style:name="Arial1" svg:font-family="Arial" style:font-family-generic="swiss"/>
    <style:font-face style:name="Courier New" svg:font-family="'Courier New'" style:font-adornments="Regular" style:font-family-generic="modern" style:font-pitch="fixed"/>
    <style:font-face style:name="Calibri4"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BE"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20pt" style:text-underline-style="solid" style:text-underline-width="auto" style:text-underline-color="font-color"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font-size="16pt" fo:language="en" fo:country="US" style:text-underline-style="none"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text-underline-style="solid" style:text-underline-width="auto" style:text-underline-color="font-color"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70ad47"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fo:font-weight="bold"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name-asian="Calibri2"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name-asian="Calibri2" style:font-family-asian="Calibri" style:font-family-generic-asian="system" style:font-pitch-asian="variable" style:font-name-complex="F"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language="en" fo:country="U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000000"/>
      <style:paragraph-properties fo:text-align="start"/>
    </style:style>
    <style:style style:name="MP2" style:family="paragraph">
      <style:paragraph-properties fo:margin-top="0in" fo:margin-bottom="0in" fo:line-height="100%" fo:text-align="end"/>
    </style:style>
    <style:style style:name="MP3" style:family="paragraph">
      <loext:graphic-properties draw:fill="none"/>
      <style:paragraph-properties fo:margin-top="0in" fo:margin-bottom="0in" fo:line-height="100%" fo:text-align="end"/>
    </style:style>
    <style:style style:name="MP4" style:family="paragraph" style:parent-style-name="Frame_20_contents">
      <style:paragraph-properties fo:text-align="end" style:justify-single-word="false"/>
      <style:text-properties fo:color="#ffffff" fo:font-size="14pt" style:font-size-asian="14pt" style:font-size-complex="14pt"/>
    </style:style>
    <style:style style:name="MP5" style:family="paragraph">
      <loext:graphic-properties draw:fill="solid" draw:fill-color="#000000"/>
      <style:paragraph-properties fo:text-align="start"/>
      <style:text-properties fo:color="#ffffff" fo:font-size="18pt"/>
    </style:style>
    <style:style style:name="MT1" style:family="text">
      <style:text-properties fo:font-variant="normal" fo:text-transform="none" fo:color="#7f7f7f" style:text-line-through-style="none" style:text-line-through-type="none" style:text-position="0% 100%" style:font-name="Calibri3"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3"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gr1"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Mgr2"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Mgr3"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Mgr4"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draw:g text:anchor-type="paragraph" style:rel-width="100%" draw:z-index="49" draw:name="Group 37" draw:style-name="Mgr1"><draw:custom-shape draw:name="Rectangle 38" draw:style-name="Mgr2" draw:text-style-name="MP1" svg:width="6.4795in" svg:height="0.0197in" svg:x="-0.1799in" svg:y="10.905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3" svg:width="6.4795in" svg:height="0.278in" svg:x="-0.2008in" svg:y="10.9776in"><text:p text:style-name="MP2"><text:span text:style-name="MT1">[Date]</text:span></text:p><text:p text:style-name="MP2"><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24" draw:name="Rectangle 40" draw:style-name="Mgr4" draw:text-style-name="MP5" svg:width="0.5004in" svg:height="0.3504in" svg:x="0in" svg:y="10.9055in"><text:p text:style-name="MP4"><text:page-number text:select-page="current">25</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ffrey</meta:initial-creator>
    <meta:editing-cycles>97</meta:editing-cycles>
    <meta:creation-date>2015-02-01T14:05:00</meta:creation-date>
    <dc:date>2019-08-19T18:26:32.949000000</dc:date>
    <meta:editing-duration>P2DT5H16M47S</meta:editing-duration>
    <meta:generator>LibreOffice/6.3.0.4$Windows_X86_64 LibreOffice_project/057fc023c990d676a43019934386b85b21a9ee99</meta:generator>
    <meta:document-statistic meta:table-count="8" meta:image-count="0" meta:object-count="0" meta:page-count="25" meta:paragraph-count="477" meta:word-count="6570" meta:character-count="37781" meta:non-whitespace-character-count="316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